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1LVL3" style:num-format="1" text:display-levels="3">
        <style:list-level-properties text:space-before="1.1944in" text:min-label-width="0in" text:list-level-position-and-space-mode="label-alignment">
          <style:list-level-label-alignment text:label-followed-by="listtab" fo:margin-left="1.1944in" fo:text-indent="0in"/>
        </style:list-level-properties>
      </text:list-level-style-number>
      <text:list-level-style-number text:level="4" text:style-name="WW_CharLFO1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1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1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1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1" text:display-levels="2" text:start-value="4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2LVL3" style:num-format="i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4" text:style-name="WW_CharLFO2LVL4" style:num-format="1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6" text:style-name="WW_CharLFO2LVL6" style:num-format="i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7" text:style-name="WW_CharLFO2LVL7" style:num-format="1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  <text:list-level-style-number text:level="9" text:style-name="WW_CharLFO2LVL9" style:num-format="i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 text:start-value="4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3" text:style-name="WW_CharLFO3LVL3" style:num-format="1" text:display-levels="3" text:start-value="3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4" text:style-name="WW_CharLFO3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3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3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3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display-levels="2" text:start-value="6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3" text:style-name="WW_CharLFO4LVL3" style:num-format="1" text:display-levels="3" text:start-value="4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4" text:style-name="WW_CharLFO4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4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4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4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format="1" text:display-levels="2" text:start-value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5LVL3" style:num-format="i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4" text:style-name="WW_CharLFO5LVL4" style:num-format="1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6" text:style-name="WW_CharLFO5LVL6" style:num-format="i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7" text:style-name="WW_CharLFO5LVL7" style:num-format="1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  <text:list-level-style-number text:level="9" text:style-name="WW_CharLFO5LVL9" style:num-format="i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6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6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6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6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6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 text:start-value="2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7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7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7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7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7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8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8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8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8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8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9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9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9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9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9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">
        <style:list-level-properties text:space-before="0.1569in" text:min-label-width="0in" text:list-level-position-and-space-mode="label-alignment">
          <style:list-level-label-alignment text:label-followed-by="listtab" fo:margin-left="0.1569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0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0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0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0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0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958in" text:min-label-width="0in" text:list-level-position-and-space-mode="label-alignment">
          <style:list-level-label-alignment text:label-followed-by="listtab" fo:margin-left="0.1958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1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1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1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1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1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2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2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2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2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2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24" style:parent-style-name="Normal" style:family="paragraph">
      <style:paragraph-properties fo:text-align="start" fo:margin-top="0in" fo:margin-bottom="0.0541in" fo:line-height="150%" fo:margin-left="-0.0194in">
        <style:tab-stops>
          <style:tab-stop style:type="center" style:position="0.8638in"/>
        </style:tab-stops>
      </style:paragraph-properties>
    </style:style>
    <style:style style:name="T2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27" style:parent-style-name="Normal" style:family="paragraph">
      <style:paragraph-properties fo:text-align="end" fo:margin-top="0in" fo:margin-bottom="0in" fo:line-height="150%" fo:margin-left="0in" fo:margin-right="0.0201in">
        <style:tab-stops>
          <style:tab-stop style:type="center" style:position="0.8444in"/>
        </style:tab-stops>
      </style:paragraph-properties>
    </style:style>
    <style:style style:name="P28" style:parent-style-name="Normal" style:family="paragraph">
      <style:paragraph-properties fo:text-align="start" fo:margin-top="0in" fo:margin-bottom="0.0423in" fo:line-height="150%" fo:margin-left="-0.0194in">
        <style:tab-stops>
          <style:tab-stop style:type="center" style:position="0.8638in"/>
        </style:tab-stops>
      </style:paragraph-properties>
    </style:style>
    <style:style style:name="T2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31" style:parent-style-name="Normal" style:family="paragraph">
      <style:paragraph-properties fo:text-align="start" fo:margin-top="0in" fo:margin-bottom="3.5791in" fo:line-height="150%" fo:margin-left="0in">
        <style:tab-stops>
          <style:tab-stop style:type="center" style:position="0.8444in"/>
        </style:tab-stops>
      </style:paragraph-properties>
    </style:style>
    <style:style style:name="P32" style:parent-style-name="Normal" style:family="paragraph">
      <style:paragraph-properties fo:text-align="end" fo:margin-top="0in" fo:margin-bottom="0in" fo:line-height="150%" fo:margin-right="0.0513in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5" style:parent-style-name="Normal" style:family="paragraph">
      <style:paragraph-properties fo:text-align="end" fo:margin-top="0in" fo:margin-bottom="0in" fo:line-height="150%" fo:margin-left="0in" fo:margin-right="0.0513in">
        <style:tab-stops>
          <style:tab-stop style:type="center" style:position="0.8444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6" style:parent-style-name="Normal" style:family="paragraph">
      <style:paragraph-properties fo:text-align="end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37" style:parent-style-name="DefaultParagraphFont" style:family="text">
      <style:text-properties fo:font-size="16pt" style:font-size-asian="16pt" style:font-size-complex="16pt"/>
    </style:style>
    <style:style style:name="P38" style:parent-style-name="Heading1" style:family="paragraph">
      <style:paragraph-properties fo:line-height="150%"/>
    </style:style>
    <style:style style:name="P39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1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2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3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4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45" style:parent-style-name="Normal" style:family="paragraph">
      <style:paragraph-properties fo:margin-top="0in" fo:margin-bottom="0.0027in" fo:line-height="150%"/>
    </style:style>
    <style:style style:name="TableColumn47" style:family="table-column">
      <style:table-column-properties style:column-width="1.6in"/>
    </style:style>
    <style:style style:name="TableColumn48" style:family="table-column">
      <style:table-column-properties style:column-width="0.8in"/>
    </style:style>
    <style:style style:name="TableColumn49" style:family="table-column">
      <style:table-column-properties style:column-width="2.6in"/>
    </style:style>
    <style:style style:name="TableColumn50" style:family="table-column">
      <style:table-column-properties style:column-width="1.6in"/>
    </style:style>
    <style:style style:name="Table46" style:family="table">
      <style:table-properties style:width="6.6in" fo:margin-left="-0.0763in" table:align="left"/>
    </style:style>
    <style:style style:name="TableRow51" style:family="table-row">
      <style:table-row-properties style:min-row-height="0.1777in"/>
    </style:style>
    <style:style style:name="TableCell52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53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Cell54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55" style:parent-style-name="Normal" style:family="paragraph">
      <style:paragraph-properties fo:text-align="center" fo:margin-top="0in" fo:margin-bottom="0in" fo:line-height="150%" fo:margin-left="0.0083in">
        <style:tab-stops>
          <style:tab-stop style:type="center" style:position="0.8361in"/>
        </style:tab-stops>
      </style:paragraph-properties>
    </style:style>
    <style:style style:name="TableCell56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57" style:parent-style-name="Normal" style:family="paragraph">
      <style:paragraph-properties fo:text-align="center" fo:margin-top="0in" fo:margin-bottom="0in" fo:line-height="150%" fo:margin-left="0.0083in">
        <style:tab-stops>
          <style:tab-stop style:type="center" style:position="0.8361in"/>
        </style:tab-stops>
      </style:paragraph-properties>
    </style:style>
    <style:style style:name="TableCell58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59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Row60" style:family="table-row">
      <style:table-row-properties style:min-row-height="0.1777in"/>
    </style:style>
    <style:style style:name="TableCell61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62" style:parent-style-name="Normal" style:family="paragraph">
      <style:paragraph-properties fo:text-align="center" fo:margin-top="0in" fo:margin-bottom="0in" fo:line-height="150%" fo:margin-left="0.0451in">
        <style:tab-stops>
          <style:tab-stop style:type="center" style:position="0.7993in"/>
        </style:tab-stops>
      </style:paragraph-properties>
    </style:style>
    <style:style style:name="TableCell63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64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Cell65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66" style:parent-style-name="Normal" style:family="paragraph">
      <style:paragraph-properties fo:text-align="center" fo:margin-top="0in" fo:margin-bottom="0in" fo:line-height="150%" fo:margin-left="0.0097in">
        <style:tab-stops>
          <style:tab-stop style:type="center" style:position="0.8347in"/>
        </style:tab-stops>
      </style:paragraph-properties>
    </style:style>
    <style:style style:name="TableCell67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68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69" style:family="table-row">
      <style:table-row-properties style:min-row-height="0.175in"/>
    </style:style>
    <style:style style:name="TableCell70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71" style:parent-style-name="Normal" style:family="paragraph">
      <style:paragraph-properties fo:text-align="center" fo:margin-top="0in" fo:margin-bottom="0in" fo:line-height="150%" fo:margin-left="0.0451in">
        <style:tab-stops>
          <style:tab-stop style:type="center" style:position="0.7993in"/>
        </style:tab-stops>
      </style:paragraph-properties>
    </style:style>
    <style:style style:name="TableCell72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73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Cell74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75" style:parent-style-name="Normal" style:family="paragraph">
      <style:paragraph-properties fo:text-align="center" fo:margin-top="0in" fo:margin-bottom="0in" fo:line-height="150%" fo:margin-left="0.0027in">
        <style:tab-stops>
          <style:tab-stop style:type="center" style:position="0.8416in"/>
        </style:tab-stops>
      </style:paragraph-properties>
    </style:style>
    <style:style style:name="TableCell76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7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78" style:family="table-row">
      <style:table-row-properties style:min-row-height="0.1777in"/>
    </style:style>
    <style:style style:name="TableCell79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80" style:parent-style-name="Normal" style:family="paragraph">
      <style:paragraph-properties fo:text-align="center" fo:margin-top="0in" fo:margin-bottom="0in" fo:line-height="150%" fo:margin-left="0.0451in">
        <style:tab-stops>
          <style:tab-stop style:type="center" style:position="0.7993in"/>
        </style:tab-stops>
      </style:paragraph-properties>
    </style:style>
    <style:style style:name="TableCell81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82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Cell83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84" style:parent-style-name="Normal" style:family="paragraph">
      <style:paragraph-properties fo:text-align="center" fo:margin-top="0in" fo:margin-bottom="0in" fo:line-height="150%" fo:margin-left="0.0055in">
        <style:tab-stops>
          <style:tab-stop style:type="center" style:position="0.8388in"/>
        </style:tab-stops>
      </style:paragraph-properties>
    </style:style>
    <style:style style:name="TableCell85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8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8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88" style:parent-style-name="Normal" style:family="paragraph">
      <style:paragraph-properties fo:break-before="page" fo:text-align="center" fo:margin-top="0in" fo:margin-bottom="0.2909in" fo:line-height="150%" fo:margin-left="0.2097in" fo:margin-right="0.243in">
        <style:tab-stops>
          <style:tab-stop style:type="center" style:position="0.6347in"/>
        </style:tab-stops>
      </style:paragraph-properties>
    </style:style>
    <style:style style:name="P89" style:parent-style-name="Normal" style:family="paragraph">
      <style:paragraph-properties fo:margin-top="0in" fo:margin-bottom="0.0409in" fo:line-height="150%" fo:text-indent="-0.3in"/>
    </style:style>
    <style:style style:name="P90" style:parent-style-name="Normal" style:family="paragraph">
      <style:paragraph-properties fo:margin-top="0in" fo:margin-bottom="0.0027in" fo:line-height="150%" fo:text-indent="-0.3944in"/>
    </style:style>
    <style:style style:name="P91" style:parent-style-name="Normal" style:family="paragraph">
      <style:paragraph-properties fo:margin-top="0in" fo:margin-bottom="0.0027in" fo:line-height="150%" fo:text-indent="-0.3944in"/>
    </style:style>
    <style:style style:name="P92" style:parent-style-name="Normal" style:family="paragraph">
      <style:paragraph-properties fo:margin-top="0in" fo:margin-bottom="0.0027in" fo:line-height="150%" fo:text-indent="-0.3944in"/>
    </style:style>
    <style:style style:name="P93" style:parent-style-name="Normal" style:family="paragraph">
      <style:paragraph-properties fo:margin-top="0in" fo:margin-bottom="0.0027in" fo:line-height="150%" fo:text-indent="-0.3944in"/>
    </style:style>
    <style:style style:name="P94" style:parent-style-name="Normal" style:family="paragraph">
      <style:paragraph-properties fo:margin-top="0in" fo:margin-bottom="0.1722in" fo:line-height="150%" fo:text-indent="-0.3944in"/>
    </style:style>
    <style:style style:name="P95" style:parent-style-name="Normal" style:family="paragraph">
      <style:paragraph-properties fo:margin-top="0in" fo:margin-bottom="0.0416in" fo:line-height="150%" fo:text-indent="-0.3in"/>
    </style:style>
    <style:style style:name="P96" style:parent-style-name="Normal" style:family="paragraph">
      <style:paragraph-properties fo:margin-top="0in" fo:margin-bottom="0.0027in" fo:line-height="150%" fo:text-indent="-0.3944in"/>
    </style:style>
    <style:style style:name="P97" style:parent-style-name="Normal" style:family="paragraph">
      <style:paragraph-properties fo:margin-top="0in" fo:margin-bottom="0.0027in" fo:line-height="150%" fo:text-indent="-0.3944in"/>
    </style:style>
    <style:style style:name="P98" style:parent-style-name="Normal" style:family="paragraph">
      <style:paragraph-properties fo:margin-top="0in" fo:margin-bottom="0.1729in" fo:line-height="150%" fo:text-indent="-0.3944in"/>
    </style:style>
    <style:style style:name="P99" style:parent-style-name="Normal" style:family="paragraph">
      <style:paragraph-properties fo:margin-top="0in" fo:margin-bottom="0.0423in" fo:line-height="150%" fo:text-indent="-0.3in"/>
    </style:style>
    <style:style style:name="P100" style:parent-style-name="Normal" style:family="paragraph">
      <style:paragraph-properties fo:margin-top="0in" fo:margin-bottom="0.0027in" fo:line-height="150%" fo:text-indent="-0.3944in"/>
    </style:style>
    <style:style style:name="P101" style:parent-style-name="Normal" style:family="paragraph">
      <style:paragraph-properties fo:margin-top="0in" fo:margin-bottom="0.0027in" fo:line-height="150%" fo:text-indent="-0.3944in"/>
    </style:style>
    <style:style style:name="P102" style:parent-style-name="Normal" style:family="paragraph">
      <style:paragraph-properties fo:margin-top="0in" fo:margin-bottom="0.018in" fo:line-height="150%" fo:text-indent="-0.3944in"/>
    </style:style>
    <style:style style:name="P103" style:parent-style-name="Normal" style:family="paragraph">
      <style:paragraph-properties fo:margin-top="0in" fo:margin-bottom="0.018in" fo:line-height="150%" fo:text-indent="-0.3944in"/>
    </style:style>
    <style:style style:name="P104" style:parent-style-name="Normal" style:family="paragraph">
      <style:paragraph-properties fo:margin-top="0in" fo:margin-bottom="0.0027in" fo:line-height="150%" fo:text-indent="-0.3944in"/>
    </style:style>
    <style:style style:name="P105" style:parent-style-name="Normal" style:family="paragraph">
      <style:paragraph-properties fo:margin-top="0in" fo:margin-bottom="0.0027in" fo:line-height="150%" fo:margin-left="0.6944in" fo:text-indent="-0.3944in">
        <style:tab-stops>
          <style:tab-stop style:type="center" style:position="0.15in"/>
        </style:tab-stops>
      </style:paragraph-properties>
    </style:style>
    <style:style style:name="P106" style:parent-style-name="Normal" style:family="paragraph">
      <style:paragraph-properties fo:margin-top="0in" fo:margin-bottom="0.0027in" fo:line-height="150%" fo:text-indent="-0.3944in"/>
    </style:style>
    <style:style style:name="P107" style:parent-style-name="Normal" style:family="paragraph">
      <style:paragraph-properties fo:text-align="start" fo:margin-top="0in" fo:margin-bottom="0.0027in" fo:line-height="150%" fo:text-indent="-0.3944in"/>
    </style:style>
    <style:style style:name="T108" style:parent-style-name="DefaultParagraphFont" style:family="text">
      <style:text-properties fo:language="en" fo:country="US"/>
    </style:style>
    <style:style style:name="P109" style:parent-style-name="Normal" style:family="paragraph">
      <style:paragraph-properties fo:text-align="start" fo:margin-top="0in" fo:margin-bottom="0in" fo:line-height="150%" fo:text-indent="-0.3944in"/>
    </style:style>
    <style:style style:name="T110" style:parent-style-name="DefaultParagraphFont" style:family="text">
      <style:text-properties fo:language="en" fo:country="US"/>
    </style:style>
    <style:style style:name="P111" style:parent-style-name="Normal" style:family="paragraph">
      <style:paragraph-properties fo:text-align="start" fo:margin-top="0in" fo:margin-bottom="0in" fo:line-height="150%" fo:text-indent="-0.3944in"/>
    </style:style>
    <style:style style:name="P112" style:parent-style-name="Normal" style:family="paragraph">
      <style:paragraph-properties fo:margin-top="0in" fo:margin-bottom="0.0027in" fo:line-height="150%" fo:margin-left="0in">
        <style:tab-stops>
          <style:tab-stop style:type="center" style:position="0.8444in"/>
        </style:tab-stops>
      </style:paragraph-properties>
    </style:style>
    <style:style style:name="P113" style:parent-style-name="Normal" style:family="paragraph">
      <style:paragraph-properties fo:text-align="start" fo:margin-top="0in" fo:margin-bottom="0.1729in" fo:line-height="150%" fo:margin-left="0in">
        <style:tab-stops>
          <style:tab-stop style:type="center" style:position="0.3972in"/>
          <style:tab-stop style:type="center" style:position="0.8444in"/>
          <style:tab-stop style:type="center" style:position="1.568in"/>
          <style:tab-stop style:type="right" style:position="6.5618in"/>
        </style:tab-stops>
      </style:paragraph-properties>
    </style:style>
    <style:style style:name="P114" style:parent-style-name="Heading2" style:family="paragraph">
      <style:paragraph-properties fo:line-height="150%"/>
    </style:style>
    <style:style style:name="P115" style:parent-style-name="Heading2" style:family="paragraph">
      <style:paragraph-properties fo:line-height="150%"/>
    </style:style>
    <style:style style:name="P116" style:parent-style-name="Heading2" style:family="paragraph">
      <style:paragraph-properties fo:line-height="150%"/>
    </style:style>
    <style:style style:name="P117" style:parent-style-name="Normal" style:family="paragraph">
      <style:paragraph-properties fo:margin-top="0in" fo:margin-bottom="0.0625in" fo:line-height="150%" fo:margin-left="0in">
        <style:tab-stops>
          <style:tab-stop style:type="center" style:position="0.8444in"/>
        </style:tab-stops>
      </style:paragraph-properties>
    </style:style>
    <style:style style:name="P118" style:parent-style-name="Heading2" style:family="paragraph">
      <style:paragraph-properties fo:line-height="150%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normal" style:font-weight-asian="normal"/>
    </style:style>
    <style:style style:name="P120" style:parent-style-name="Heading3" style:family="paragraph">
      <style:paragraph-properties fo:margin-bottom="0.1354in" fo:line-height="150%" fo:margin-left="-0.0104in" fo:text-indent="0in">
        <style:tab-stops>
          <style:tab-stop style:type="center" style:position="0.8694in"/>
        </style:tab-stops>
      </style:paragraph-properties>
    </style:style>
    <style:style style:name="P121" style:parent-style-name="Heading4" style:family="paragraph">
      <style:paragraph-properties fo:line-height="150%" fo:margin-left="-0.0104in" fo:text-indent="0in">
        <style:tab-stops>
          <style:tab-stop style:type="center" style:position="0.8548in"/>
        </style:tab-stops>
      </style:paragraph-properties>
    </style:style>
    <style:style style:name="P122" style:parent-style-name="Normal" style:family="paragraph">
      <style:paragraph-properties fo:text-indent="0.5in"/>
    </style:style>
    <style:style style:name="P123" style:parent-style-name="Heading4" style:family="paragraph">
      <style:paragraph-properties fo:text-align="justify" fo:line-height="150%" fo:margin-left="-0.0104in" fo:text-indent="0in">
        <style:tab-stops>
          <style:tab-stop style:type="center" style:position="0.7625in"/>
        </style:tab-stops>
      </style:paragraph-properties>
    </style:style>
    <style:style style:name="P124" style:parent-style-name="Normal" style:family="paragraph">
      <style:paragraph-properties fo:text-indent="0.493in"/>
    </style:style>
    <style:style style:name="P125" style:parent-style-name="Normal" style:family="paragraph">
      <style:paragraph-properties fo:text-indent="0.493in"/>
    </style:style>
    <style:style style:name="P126" style:parent-style-name="Normal" style:family="paragraph">
      <style:paragraph-properties fo:margin-top="0in" fo:margin-bottom="0.0347in" fo:line-height="150%" fo:margin-left="-0.0104in">
        <style:tab-stops>
          <style:tab-stop style:type="center" style:position="0.8548in"/>
          <style:tab-stop style:type="center" style:position="1.7743in"/>
        </style:tab-stops>
      </style:paragraph-properties>
    </style:style>
    <style:style style:name="T12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128" style:parent-style-name="Normal" style:family="paragraph">
      <style:paragraph-properties fo:margin-top="0in" fo:margin-bottom="0.0347in" fo:line-height="150%" fo:margin-left="-0.0104in">
        <style:tab-stops>
          <style:tab-stop style:type="center" style:position="0.8548in"/>
          <style:tab-stop style:type="center" style:position="1.7743in"/>
        </style:tab-stops>
      </style:paragraph-properties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130" style:parent-style-name="Normal" style:family="paragraph">
      <style:paragraph-properties fo:margin-top="0in" fo:margin-bottom="0.0027in" fo:line-height="150%" fo:margin-left="0.4965in">
        <style:tab-stops>
          <style:tab-stop style:type="center" style:position="0.3479in"/>
        </style:tab-stops>
      </style:paragraph-properties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36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37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38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39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40" style:parent-style-name="Normal" style:family="paragraph">
      <style:paragraph-properties fo:margin-top="0in" fo:margin-bottom="0.1069in" fo:line-height="150%" fo:margin-left="0.4965in" fo:margin-right="2.9715in">
        <style:tab-stops>
          <style:tab-stop style:type="center" style:position="0.3479in"/>
        </style:tab-stops>
      </style:paragraph-properties>
    </style:style>
    <style:style style:name="P141" style:parent-style-name="Heading4" style:family="paragraph">
      <style:paragraph-properties fo:margin-bottom="0in" fo:line-height="150%" fo:margin-left="-0.0104in" fo:text-indent="0in">
        <style:tab-stops>
          <style:tab-stop style:type="center" style:position="0.9048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center" style:position="0.8375in"/>
          <style:tab-stop style:type="center" style:position="0.8875in"/>
        </style:tab-stops>
      </style:paragraph-properties>
      <style:text-properties fo:language="en" fo:country="US"/>
    </style:style>
    <style:style style:name="TableColumn144" style:family="table-column">
      <style:table-column-properties style:column-width="6.0041in"/>
    </style:style>
    <style:style style:name="Table143" style:family="table">
      <style:table-properties style:width="6.0041in" fo:margin-left="0.4923in" table:align="left"/>
    </style:style>
    <style:style style:name="TableRow145" style:family="table-row">
      <style:table-row-properties style:min-row-height="0.1708in"/>
    </style:style>
    <style:style style:name="TableCell146" style:family="table-cell">
      <style:table-cell-properties fo:border="0.0069in solid #70AD47" fo:background-color="#C0C0C0" style:writing-mode="lr-tb" fo:padding-top="0.0368in" fo:padding-left="0.0743in" fo:padding-bottom="0in" fo:padding-right="0.0798in"/>
    </style:style>
    <style:style style:name="P147" style:parent-style-name="Normal" style:family="paragraph">
      <style:paragraph-properties fo:text-align="center" fo:margin-top="0in" fo:margin-bottom="0in" fo:line-height="150%" fo:margin-left="0.0048in">
        <style:tab-stops>
          <style:tab-stop style:type="center" style:position="0.8395in"/>
        </style:tab-stops>
      </style:paragraph-properties>
    </style:style>
    <style:style style:name="T14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149" style:family="table-row">
      <style:table-row-properties style:min-row-height="0.1756in"/>
    </style:style>
    <style:style style:name="TableCell150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51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52" style:family="table-row">
      <style:table-row-properties style:min-row-height="0.1722in"/>
    </style:style>
    <style:style style:name="TableCell153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54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55" style:family="table-row">
      <style:table-row-properties style:min-row-height="0.175in"/>
    </style:style>
    <style:style style:name="TableCell156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5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58" style:family="table-row">
      <style:table-row-properties style:min-row-height="0.1722in"/>
    </style:style>
    <style:style style:name="TableCell159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6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61" style:family="table-row">
      <style:table-row-properties style:min-row-height="0.175in"/>
    </style:style>
    <style:style style:name="TableCell162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63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64" style:family="table-row">
      <style:table-row-properties style:min-row-height="0.1722in"/>
    </style:style>
    <style:style style:name="TableCell165" style:family="table-cell">
      <style:table-cell-properties fo:border="0.0069in solid #70AD47" style:writing-mode="lr-tb" fo:padding-top="0.0368in" fo:padding-left="0.0743in" fo:padding-bottom="0in" fo:padding-right="0.0798in"/>
    </style:style>
    <style:style style:name="P16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167" style:parent-style-name="Normal" style:family="paragraph">
      <style:paragraph-properties fo:text-align="start" fo:margin-top="0in" fo:margin-bottom="0.1312in" fo:line-height="150%" fo:margin-left="0in">
        <style:tab-stops>
          <style:tab-stop style:type="center" style:position="0.8444in"/>
        </style:tab-stops>
      </style:paragraph-properties>
    </style:style>
    <style:style style:name="T16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169" style:parent-style-name="Heading4" style:family="paragraph">
      <style:paragraph-properties fo:text-align="justify" fo:line-height="150%" fo:margin-left="-0.0104in" fo:text-indent="0in">
        <style:tab-stops>
          <style:tab-stop style:type="center" style:position="0.8937in"/>
        </style:tab-stops>
      </style:paragraph-properties>
    </style:style>
    <style:style style:name="P170" style:parent-style-name="Normal" style:family="paragraph">
      <style:paragraph-properties fo:text-indent="0.5in">
        <style:tab-stops>
          <style:tab-stop style:type="center" style:position="0.8375in"/>
          <style:tab-stop style:type="center" style:position="0.8763in"/>
        </style:tab-stops>
      </style:paragraph-properties>
    </style:style>
    <style:style style:name="P171" style:parent-style-name="Normal" style:family="paragraph">
      <style:paragraph-properties fo:text-indent="0.5in">
        <style:tab-stops>
          <style:tab-stop style:type="center" style:position="0.8375in"/>
          <style:tab-stop style:type="center" style:position="0.8763in"/>
        </style:tab-stops>
      </style:paragraph-properties>
    </style:style>
    <style:style style:name="P172" style:parent-style-name="Normal" style:family="paragraph">
      <style:paragraph-properties fo:text-indent="0.5in">
        <style:tab-stops>
          <style:tab-stop style:type="center" style:position="0.8375in"/>
          <style:tab-stop style:type="center" style:position="0.8763in"/>
        </style:tab-stops>
      </style:paragraph-properties>
    </style:style>
    <style:style style:name="P173" style:parent-style-name="Normal" style:family="paragraph">
      <style:text-properties style:font-name="Arial" style:font-name-asian="Arial" style:font-name-complex="Arial" fo:font-size="10pt" style:font-size-asian="10pt" style:font-size-complex="10pt"/>
    </style:style>
    <style:style style:name="P174" style:parent-style-name="Heading3" style:family="paragraph">
      <style:paragraph-properties fo:margin-bottom="0.1354in" fo:line-height="150%" fo:margin-left="-0.0104in" fo:text-indent="0in">
        <style:tab-stops>
          <style:tab-stop style:type="center" style:position="1.0472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center" style:position="0.8375in"/>
          <style:tab-stop style:type="center" style:position="1.0298in"/>
        </style:tab-stops>
      </style:paragraph-properties>
      <style:text-properties fo:language="en" fo:country="US"/>
    </style:style>
    <style:style style:name="P176" style:parent-style-name="Heading4" style:family="paragraph">
      <style:paragraph-properties fo:line-height="150%" fo:margin-left="-0.0104in" fo:text-indent="0in">
        <style:tab-stops>
          <style:tab-stop style:type="center" style:position="1.3993in"/>
        </style:tab-stops>
      </style:paragraph-properties>
    </style:style>
    <style:style style:name="P177" style:parent-style-name="Normal" style:family="paragraph">
      <style:paragraph-properties fo:text-indent="0.5in">
        <style:tab-stops>
          <style:tab-stop style:type="center" style:position="0.8375in"/>
          <style:tab-stop style:type="center" style:position="1.3819in"/>
        </style:tab-stops>
      </style:paragraph-properties>
    </style:style>
    <style:style style:name="P178" style:parent-style-name="Heading4" style:family="paragraph">
      <style:paragraph-properties fo:line-height="150%" fo:margin-left="-0.0104in" fo:text-indent="0in">
        <style:tab-stops>
          <style:tab-stop style:type="center" style:position="1.2826in"/>
        </style:tab-stops>
      </style:paragraph-properties>
    </style:style>
    <style:style style:name="P179" style:parent-style-name="Normal" style:family="paragraph">
      <style:paragraph-properties fo:text-indent="0.4895in"/>
    </style:style>
    <style:style style:name="P18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olumn182" style:family="table-column">
      <style:table-column-properties style:column-width="2.0673in"/>
    </style:style>
    <style:style style:name="TableColumn183" style:family="table-column">
      <style:table-column-properties style:column-width="4.0368in"/>
    </style:style>
    <style:style style:name="Table181" style:family="table">
      <style:table-properties style:width="6.1041in" fo:margin-left="0.4923in" table:align="left"/>
    </style:style>
    <style:style style:name="TableRow184" style:family="table-row">
      <style:table-row-properties style:min-row-height="0.4819in"/>
    </style:style>
    <style:style style:name="TableCell185" style:family="table-cell">
      <style:table-cell-properties fo:border="0.0034in solid #70AD47" fo:background-color="#C0C0C0" style:writing-mode="lr-tb" fo:padding-top="0.0305in" fo:padding-left="0.075in" fo:padding-bottom="0in" fo:padding-right="0.0347in"/>
    </style:style>
    <style:style style:name="P18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18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188" style:family="table-cell">
      <style:table-cell-properties fo:border="0.0034in solid #70AD47" style:writing-mode="lr-tb" fo:padding-top="0.0305in" fo:padding-left="0.075in" fo:padding-bottom="0in" fo:padding-right="0.0347in"/>
    </style:style>
    <style:style style:name="P189" style:parent-style-name="Normal" style:family="paragraph">
      <style:paragraph-properties fo:margin-top="0in" fo:margin-bottom="0in" fo:line-height="150%" fo:margin-left="0.0243in">
        <style:tab-stops>
          <style:tab-stop style:type="center" style:position="0.8201in"/>
        </style:tab-stops>
      </style:paragraph-properties>
    </style:style>
    <style:style style:name="TableRow190" style:family="table-row">
      <style:table-row-properties style:min-row-height="0.4819in"/>
    </style:style>
    <style:style style:name="TableCell191" style:family="table-cell">
      <style:table-cell-properties fo:border="0.0034in solid #70AD47" fo:background-color="#C0C0C0" style:writing-mode="lr-tb" fo:padding-top="0.0305in" fo:padding-left="0.075in" fo:padding-bottom="0in" fo:padding-right="0.0347in"/>
    </style:style>
    <style:style style:name="P192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19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194" style:family="table-cell">
      <style:table-cell-properties fo:border="0.0034in solid #70AD47" style:writing-mode="lr-tb" fo:padding-top="0.0305in" fo:padding-left="0.075in" fo:padding-bottom="0in" fo:padding-right="0.0347in"/>
    </style:style>
    <style:style style:name="P195" style:parent-style-name="Normal" style:family="paragraph">
      <style:paragraph-properties fo:text-align="start" fo:margin-top="0in" fo:margin-bottom="0in" fo:line-height="150%" fo:margin-left="0.0243in">
        <style:tab-stops>
          <style:tab-stop style:type="center" style:position="0.8201in"/>
        </style:tab-stops>
      </style:paragraph-properties>
    </style:style>
    <style:style style:name="TableRow196" style:family="table-row">
      <style:table-row-properties style:min-row-height="3.3597in"/>
    </style:style>
    <style:style style:name="TableCell197" style:family="table-cell">
      <style:table-cell-properties fo:border-top="0.0034in solid #70AD47" fo:border-left="0.0034in solid #70AD47" fo:border-bottom="0.0104in solid #70AD47" fo:border-right="0.0034in solid #70AD47" fo:background-color="#C0C0C0" style:writing-mode="lr-tb" fo:padding-top="0.0305in" fo:padding-left="0.075in" fo:padding-bottom="0in" fo:padding-right="0.0347in"/>
    </style:style>
    <style:style style:name="P198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19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00" style:family="table-cell">
      <style:table-cell-properties fo:border-top="0.0034in solid #70AD47" fo:border-left="0.0034in solid #70AD47" fo:border-bottom="0.0104in solid #70AD47" fo:border-right="0.0034in solid #70AD47" style:writing-mode="lr-tb" fo:padding-top="0.0305in" fo:padding-left="0.075in" fo:padding-bottom="0in" fo:padding-right="0.0347in"/>
    </style:style>
    <style:style style:name="P201" style:parent-style-name="Normal" style:family="paragraph">
      <style:paragraph-properties fo:margin-top="0in" fo:margin-bottom="0.002in" fo:line-height="150%" fo:margin-left="0.0243in" fo:margin-right="0.0361in">
        <style:tab-stops>
          <style:tab-stop style:type="center" style:position="0.8201in"/>
        </style:tab-stops>
      </style:paragraph-properties>
    </style:style>
    <style:style style:name="T20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203" style:parent-style-name="Normal" style:family="paragraph">
      <style:paragraph-properties fo:margin-top="0in" fo:margin-bottom="0in" fo:line-height="150%" fo:margin-left="0.0243in" fo:margin-right="0.0388in">
        <style:tab-stops>
          <style:tab-stop style:type="center" style:position="0.8201in"/>
        </style:tab-stops>
      </style:paragraph-properties>
    </style:style>
    <style:style style:name="T20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205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0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20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  <style:text-properties style:font-name="Arial" style:font-name-asian="Arial" style:font-name-complex="Arial" fo:font-weight="bold" style:font-weight-asian="bold" style:font-weight-complex="bold"/>
    </style:style>
    <style:style style:name="P208" style:parent-style-name="Heading4" style:family="paragraph">
      <style:paragraph-properties fo:line-height="150%" fo:margin-left="-0.0104in" fo:text-indent="0in">
        <style:tab-stops>
          <style:tab-stop style:type="center" style:position="1.5958in"/>
        </style:tab-stops>
      </style:paragraph-properties>
    </style:style>
    <style:style style:name="P209" style:parent-style-name="Normal" style:family="paragraph">
      <style:paragraph-properties fo:text-indent="0.5in"/>
    </style:style>
    <style:style style:name="P21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olumn212" style:family="table-column">
      <style:table-column-properties style:column-width="2.0659in"/>
    </style:style>
    <style:style style:name="TableColumn213" style:family="table-column">
      <style:table-column-properties style:column-width="3.9368in"/>
    </style:style>
    <style:style style:name="Table211" style:family="table">
      <style:table-properties style:width="6.0027in" fo:margin-left="0.493in" table:align="left"/>
    </style:style>
    <style:style style:name="TableRow214" style:family="table-row">
      <style:table-row-properties style:min-row-height="0.4888in"/>
    </style:style>
    <style:style style:name="TableCell215" style:family="table-cell">
      <style:table-cell-properties fo:border="0.0104in solid #70AD47" fo:background-color="#C0C0C0" style:writing-mode="lr-tb" fo:padding-top="0.0319in" fo:padding-left="0.0736in" fo:padding-bottom="0in" fo:padding-right="0.0347in"/>
    </style:style>
    <style:style style:name="P21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1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18" style:family="table-cell">
      <style:table-cell-properties fo:border-top="0.0034in solid #70AD47" fo:border-left="0.0104in solid #70AD47" fo:border-bottom="0.0104in solid #70AD47" fo:border-right="0.0034in solid #70AD47" style:writing-mode="lr-tb" fo:padding-top="0.0319in" fo:padding-left="0.0736in" fo:padding-bottom="0in" fo:padding-right="0.0347in"/>
    </style:style>
    <style:style style:name="P219" style:parent-style-name="Normal" style:family="paragraph">
      <style:paragraph-properties fo:text-align="start" fo:margin-top="0in" fo:margin-bottom="0.0694in" fo:line-height="150%" fo:margin-left="0.0256in">
        <style:tab-stops>
          <style:tab-stop style:type="center" style:position="0.8187in"/>
        </style:tab-stops>
      </style:paragraph-properties>
    </style:style>
    <style:style style:name="P220" style:parent-style-name="Normal" style:family="paragraph">
      <style:paragraph-properties fo:text-align="start" fo:margin-top="0in" fo:margin-bottom="0in" fo:line-height="150%" fo:margin-left="0.0256in">
        <style:tab-stops>
          <style:tab-stop style:type="center" style:position="0.8187in"/>
        </style:tab-stops>
      </style:paragraph-properties>
    </style:style>
    <style:style style:name="TableRow221" style:family="table-row">
      <style:table-row-properties style:min-row-height="0.4888in"/>
    </style:style>
    <style:style style:name="TableCell222" style:family="table-cell">
      <style:table-cell-properties fo:border="0.0104in solid #70AD47" fo:background-color="#C0C0C0" style:writing-mode="lr-tb" fo:padding-top="0.0319in" fo:padding-left="0.0736in" fo:padding-bottom="0in" fo:padding-right="0.0347in"/>
    </style:style>
    <style:style style:name="P223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2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25" style:family="table-cell">
      <style:table-cell-properties fo:border-top="0.0104in solid #70AD47" fo:border-left="0.0104in solid #70AD47" fo:border-bottom="0.0104in solid #70AD47" fo:border-right="0.0034in solid #70AD47" style:writing-mode="lr-tb" fo:padding-top="0.0319in" fo:padding-left="0.0736in" fo:padding-bottom="0in" fo:padding-right="0.0347in"/>
    </style:style>
    <style:style style:name="P226" style:parent-style-name="Normal" style:family="paragraph">
      <style:paragraph-properties fo:margin-top="0in" fo:margin-bottom="0in" fo:line-height="150%" fo:margin-left="0.0256in">
        <style:tab-stops>
          <style:tab-stop style:type="center" style:position="0.8187in"/>
        </style:tab-stops>
      </style:paragraph-properties>
    </style:style>
    <style:style style:name="TableRow227" style:family="table-row">
      <style:table-row-properties style:min-row-height="0.4888in"/>
    </style:style>
    <style:style style:name="TableCell228" style:family="table-cell">
      <style:table-cell-properties fo:border="0.0104in solid #70AD47" fo:background-color="#C0C0C0" style:writing-mode="lr-tb" fo:padding-top="0.0319in" fo:padding-left="0.0736in" fo:padding-bottom="0in" fo:padding-right="0.0347in"/>
    </style:style>
    <style:style style:name="P229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30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23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23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23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34" style:family="table-cell">
      <style:table-cell-properties fo:border-top="0.0104in solid #70AD47" fo:border-left="0.0104in solid #70AD47" fo:border-bottom="0.0104in solid #70AD47" fo:border-right="0.0034in solid #70AD47" style:writing-mode="lr-tb" fo:padding-top="0.0319in" fo:padding-left="0.0736in" fo:padding-bottom="0in" fo:padding-right="0.0347in"/>
    </style:style>
    <style:style style:name="P235" style:parent-style-name="Normal" style:family="paragraph">
      <style:paragraph-properties fo:text-align="start" fo:margin-top="0in" fo:margin-bottom="0in" fo:line-height="150%" fo:margin-left="0.0256in">
        <style:tab-stops>
          <style:tab-stop style:type="center" style:position="0.8187in"/>
        </style:tab-stops>
      </style:paragraph-properties>
    </style:style>
    <style:style style:name="TableRow236" style:family="table-row">
      <style:table-row-properties style:min-row-height="0.4909in"/>
    </style:style>
    <style:style style:name="TableCell237" style:family="table-cell">
      <style:table-cell-properties fo:border="0.0104in solid #70AD47" fo:background-color="#C0C0C0" style:writing-mode="lr-tb" fo:padding-top="0.0319in" fo:padding-left="0.0736in" fo:padding-bottom="0in" fo:padding-right="0.0347in"/>
    </style:style>
    <style:style style:name="P238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3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40" style:family="table-cell">
      <style:table-cell-properties fo:border-top="0.0104in solid #70AD47" fo:border-left="0.0104in solid #70AD47" fo:border-bottom="0.0104in solid #70AD47" fo:border-right="0.0034in solid #70AD47" style:writing-mode="lr-tb" fo:padding-top="0.0319in" fo:padding-left="0.0736in" fo:padding-bottom="0in" fo:padding-right="0.0347in"/>
    </style:style>
    <style:style style:name="P241" style:parent-style-name="Normal" style:family="paragraph">
      <style:paragraph-properties fo:margin-top="0in" fo:margin-bottom="0in" fo:line-height="150%" fo:margin-left="0.0256in">
        <style:tab-stops>
          <style:tab-stop style:type="center" style:position="0.8187in"/>
        </style:tab-stops>
      </style:paragraph-properties>
    </style:style>
    <style:style style:name="TableRow242" style:family="table-row">
      <style:table-row-properties style:min-row-height="1.4465in"/>
    </style:style>
    <style:style style:name="TableCell243" style:family="table-cell">
      <style:table-cell-properties fo:border="0.0104in solid #70AD47" fo:background-color="#C0C0C0" style:writing-mode="lr-tb" fo:padding-top="0.0319in" fo:padding-left="0.0736in" fo:padding-bottom="0in" fo:padding-right="0.0347in"/>
    </style:style>
    <style:style style:name="P244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24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46" style:family="table-cell">
      <style:table-cell-properties fo:border-top="0.0104in solid #70AD47" fo:border-left="0.0104in solid #70AD47" fo:border-bottom="0.0034in solid #70AD47" fo:border-right="0.0034in solid #70AD47" style:writing-mode="lr-tb" fo:padding-top="0.0319in" fo:padding-left="0.0736in" fo:padding-bottom="0in" fo:padding-right="0.0347in"/>
    </style:style>
    <style:style style:name="P247" style:parent-style-name="Normal" style:family="paragraph">
      <style:paragraph-properties fo:margin-top="0in" fo:margin-bottom="0in" fo:line-height="150%" fo:margin-left="0.0256in" fo:margin-right="0.0361in">
        <style:tab-stops>
          <style:tab-stop style:type="center" style:position="0.8187in"/>
        </style:tab-stops>
      </style:paragraph-properties>
    </style:style>
    <style:style style:name="P248" style:parent-style-name="Heading3" style:family="paragraph">
      <style:paragraph-properties fo:margin-bottom="0.1354in" fo:line-height="150%" fo:margin-left="-0.0104in" fo:text-indent="0in">
        <style:tab-stops>
          <style:tab-stop style:type="center" style:position="1.7895in"/>
        </style:tab-stops>
      </style:paragraph-properties>
    </style:style>
    <style:style style:name="P249" style:parent-style-name="Heading3" style:family="paragraph">
      <style:paragraph-properties fo:margin-bottom="0.1354in" fo:line-height="150%" fo:margin-left="-0.0104in" fo:text-indent="0in">
        <style:tab-stops>
          <style:tab-stop style:type="center" style:position="1.7895in"/>
        </style:tab-stops>
      </style:paragraph-properties>
    </style:style>
    <style:style style:name="P250" style:parent-style-name="Heading4" style:family="paragraph">
      <style:paragraph-properties fo:line-height="150%" fo:margin-left="-0.0104in" fo:text-indent="0in">
        <style:tab-stops>
          <style:tab-stop style:type="center" style:position="1.3027in"/>
        </style:tab-stops>
      </style:paragraph-properties>
    </style:style>
    <style:style style:name="P251" style:parent-style-name="Heading4" style:family="paragraph">
      <style:paragraph-properties fo:margin-bottom="0in" fo:line-height="150%" fo:margin-left="-0.0104in" fo:text-indent="0in">
        <style:tab-stops>
          <style:tab-stop style:type="center" style:position="1.3493in"/>
        </style:tab-stops>
      </style:paragraph-properties>
    </style:style>
    <style:style style:name="TableColumn253" style:family="table-column">
      <style:table-column-properties style:column-width="1.1812in"/>
    </style:style>
    <style:style style:name="TableColumn254" style:family="table-column">
      <style:table-column-properties style:column-width="2.0819in"/>
    </style:style>
    <style:style style:name="TableColumn255" style:family="table-column">
      <style:table-column-properties style:column-width="2.8395in"/>
    </style:style>
    <style:style style:name="Table252" style:family="table">
      <style:table-properties style:width="6.1027in" fo:margin-left="0.4923in" table:align="left"/>
    </style:style>
    <style:style style:name="TableRow256" style:family="table-row">
      <style:table-row-properties style:min-row-height="0.1736in"/>
    </style:style>
    <style:style style:name="TableCell257" style:family="table-cell">
      <style:table-cell-properties fo:border-top="0.0069in solid #70AD47" fo:border-left="0.0069in solid #70AD47" fo:border-bottom="0.0034in solid #C0C0C0" fo:border-right="0.0069in solid #70AD47" fo:background-color="#C0C0C0" style:writing-mode="lr-tb" fo:padding-top="0.0319in" fo:padding-left="0.0736in" fo:padding-bottom="0in" fo:padding-right="0.034in"/>
    </style:style>
    <style:style style:name="P258" style:parent-style-name="Normal" style:family="paragraph">
      <style:paragraph-properties fo:text-align="center" fo:margin-top="0in" fo:margin-bottom="0in" fo:line-height="150%" fo:margin-left="0in" fo:margin-right="0.0451in">
        <style:tab-stops>
          <style:tab-stop style:type="center" style:position="0.8444in"/>
        </style:tab-stops>
      </style:paragraph-properties>
    </style:style>
    <style:style style:name="T25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260" style:family="table-row">
      <style:table-row-properties style:min-row-height="0.1708in"/>
    </style:style>
    <style:style style:name="TableCell261" style:family="table-cell">
      <style:table-cell-properties fo:border="0.0069in solid #70AD47" fo:background-color="#C0C0C0" style:writing-mode="lr-tb" fo:padding-top="0.0319in" fo:padding-left="0.0736in" fo:padding-bottom="0in" fo:padding-right="0.034in"/>
    </style:style>
    <style:style style:name="P262" style:parent-style-name="Normal" style:family="paragraph">
      <style:paragraph-properties fo:text-align="center" fo:margin-top="0in" fo:margin-bottom="0in" fo:line-height="150%" fo:margin-left="0in" fo:margin-right="0.0458in">
        <style:tab-stops>
          <style:tab-stop style:type="center" style:position="0.8444in"/>
        </style:tab-stops>
      </style:paragraph-properties>
    </style:style>
    <style:style style:name="T26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64" style:family="table-cell">
      <style:table-cell-properties fo:border="0.0069in solid #70AD47" fo:background-color="#C0C0C0" style:writing-mode="lr-tb" fo:padding-top="0.0319in" fo:padding-left="0.0736in" fo:padding-bottom="0in" fo:padding-right="0.034in"/>
    </style:style>
    <style:style style:name="P265" style:parent-style-name="Normal" style:family="paragraph">
      <style:paragraph-properties fo:text-align="center" fo:margin-top="0in" fo:margin-bottom="0in" fo:line-height="150%" fo:margin-left="0in" fo:margin-right="0.0493in">
        <style:tab-stops>
          <style:tab-stop style:type="center" style:position="0.8444in"/>
        </style:tab-stops>
      </style:paragraph-properties>
    </style:style>
    <style:style style:name="T26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267" style:family="table-cell">
      <style:table-cell-properties fo:border-top="0.0034in solid #C0C0C0" fo:border-left="0.0069in solid #70AD47" fo:border-bottom="0.0069in solid #70AD47" fo:border-right="0.0069in solid #70AD47" fo:background-color="#C0C0C0" style:writing-mode="lr-tb" fo:padding-top="0.0319in" fo:padding-left="0.0736in" fo:padding-bottom="0in" fo:padding-right="0.034in"/>
    </style:style>
    <style:style style:name="P268" style:parent-style-name="Normal" style:family="paragraph">
      <style:paragraph-properties fo:text-align="center" fo:margin-top="0in" fo:margin-bottom="0in" fo:line-height="150%" fo:margin-left="0in" fo:margin-right="0.0416in">
        <style:tab-stops>
          <style:tab-stop style:type="center" style:position="0.8444in"/>
        </style:tab-stops>
      </style:paragraph-properties>
    </style:style>
    <style:style style:name="T26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270" style:family="table-row">
      <style:table-row-properties style:min-row-height="0.2479in"/>
    </style:style>
    <style:style style:name="TableCell271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72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273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74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275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76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277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278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279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TableRow280" style:family="table-row">
      <style:table-row-properties style:min-row-height="1.4444in"/>
    </style:style>
    <style:style style:name="TableCell281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82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P283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284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85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286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287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88" style:parent-style-name="Normal" style:family="paragraph">
      <style:paragraph-properties fo:text-align="start" fo:margin-top="0in" fo:margin-bottom="0.0027in" fo:line-height="150%" fo:margin-left="0.0013in">
        <style:tab-stops>
          <style:tab-stop style:type="center" style:position="0.843in"/>
        </style:tab-stops>
      </style:paragraph-properties>
    </style:style>
    <style:style style:name="P289" style:parent-style-name="Normal" style:family="paragraph">
      <style:paragraph-properties fo:text-align="start" fo:margin-top="0in" fo:margin-bottom="0.0666in" fo:line-height="150%" fo:margin-left="0.0013in">
        <style:tab-stops>
          <style:tab-stop style:type="center" style:position="0.843in"/>
        </style:tab-stops>
      </style:paragraph-properties>
    </style:style>
    <style:style style:name="P290" style:parent-style-name="Normal" style:family="paragraph">
      <style:paragraph-properties fo:margin-top="0in" fo:margin-bottom="0in" fo:line-height="150%" fo:margin-left="0.0013in" fo:margin-right="0.0361in">
        <style:tab-stops>
          <style:tab-stop style:type="center" style:position="0.843in"/>
        </style:tab-stops>
      </style:paragraph-properties>
    </style:style>
    <style:style style:name="TableRow291" style:family="table-row">
      <style:table-row-properties style:min-row-height="1.4444in"/>
    </style:style>
    <style:style style:name="TableCell292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93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294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95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296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297" style:parent-style-name="Normal" style:family="paragraph">
      <style:paragraph-properties fo:margin-top="0in" fo:margin-bottom="0in" fo:line-height="150%" fo:margin-left="0.0013in" fo:margin-right="0.0361in">
        <style:tab-stops>
          <style:tab-stop style:type="center" style:position="0.843in"/>
        </style:tab-stops>
      </style:paragraph-properties>
    </style:style>
    <style:style style:name="TableRow298" style:family="table-row">
      <style:table-row-properties style:min-row-height="1.4444in"/>
    </style:style>
    <style:style style:name="TableCell299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00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01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02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03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04" style:parent-style-name="Normal" style:family="paragraph">
      <style:paragraph-properties fo:margin-top="0in" fo:margin-bottom="0in" fo:line-height="150%" fo:margin-left="0.0013in" fo:margin-right="0.0361in">
        <style:tab-stops>
          <style:tab-stop style:type="center" style:position="0.843in"/>
        </style:tab-stops>
      </style:paragraph-properties>
    </style:style>
    <style:style style:name="TableRow305" style:family="table-row">
      <style:table-row-properties style:min-row-height="0.7222in"/>
    </style:style>
    <style:style style:name="TableCell306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07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P308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09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1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11" style:family="table-cell">
      <style:table-cell-properties fo:border="0.0069in solid #70AD47" style:writing-mode="lr-tb" fo:padding-top="0.0319in" fo:padding-left="0.0736in" fo:padding-bottom="0in" fo:padding-right="0.034in"/>
    </style:style>
    <style:style style:name="P312" style:parent-style-name="Normal" style:family="paragraph">
      <style:paragraph-properties fo:text-align="start" fo:margin-top="0in" fo:margin-bottom="0.0666in" fo:line-height="150%" fo:margin-left="0.0013in">
        <style:tab-stops>
          <style:tab-stop style:type="center" style:position="0.843in"/>
        </style:tab-stops>
      </style:paragraph-properties>
    </style:style>
    <style:style style:name="P313" style:parent-style-name="Normal" style:family="paragraph">
      <style:paragraph-properties fo:text-align="start" fo:margin-top="0in" fo:margin-bottom="0.0694in" fo:line-height="150%" fo:margin-left="0.0013in">
        <style:tab-stops>
          <style:tab-stop style:type="center" style:position="0.843in"/>
        </style:tab-stops>
      </style:paragraph-properties>
    </style:style>
    <style:style style:name="P314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15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316" style:parent-style-name="Heading4" style:family="paragraph">
      <style:paragraph-properties fo:line-height="150%" fo:margin-left="-0.0104in" fo:text-indent="0in">
        <style:tab-stops>
          <style:tab-stop style:type="center" style:position="1.2756in"/>
        </style:tab-stops>
      </style:paragraph-properties>
    </style:style>
    <style:style style:name="P31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olumn319" style:family="table-column">
      <style:table-column-properties style:column-width="1.2756in"/>
    </style:style>
    <style:style style:name="TableColumn320" style:family="table-column">
      <style:table-column-properties style:column-width="2.034in"/>
    </style:style>
    <style:style style:name="TableColumn321" style:family="table-column">
      <style:table-column-properties style:column-width="2.793in"/>
    </style:style>
    <style:style style:name="Table318" style:family="table">
      <style:table-properties style:width="6.1027in" fo:margin-left="0.4923in" table:align="left"/>
    </style:style>
    <style:style style:name="TableRow322" style:family="table-row">
      <style:table-row-properties style:min-row-height="0.1743in"/>
    </style:style>
    <style:style style:name="TableCell323" style:family="table-cell">
      <style:table-cell-properties fo:border-top="0.0069in solid #70AD47" fo:border-left="0.0069in solid #70AD47" fo:border-bottom="0.0034in solid #C0C0C0" fo:border-right="0.0069in solid #70AD47" fo:background-color="#C0C0C0" style:writing-mode="lr-tb" fo:padding-top="0.0368in" fo:padding-left="0.0736in" fo:padding-bottom="0in" fo:padding-right="0.0534in"/>
    </style:style>
    <style:style style:name="P324" style:parent-style-name="Normal" style:family="paragraph">
      <style:paragraph-properties fo:text-align="center" fo:margin-top="0in" fo:margin-bottom="0in" fo:line-height="150%" fo:margin-left="0in" fo:margin-right="0.0256in">
        <style:tab-stops>
          <style:tab-stop style:type="center" style:position="0.8444in"/>
        </style:tab-stops>
      </style:paragraph-properties>
    </style:style>
    <style:style style:name="T32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326" style:family="table-row">
      <style:table-row-properties style:min-row-height="0.1708in"/>
    </style:style>
    <style:style style:name="TableCell327" style:family="table-cell">
      <style:table-cell-properties fo:border="0.0069in solid #70AD47" fo:background-color="#C0C0C0" style:writing-mode="lr-tb" fo:padding-top="0.0368in" fo:padding-left="0.0736in" fo:padding-bottom="0in" fo:padding-right="0.0534in"/>
    </style:style>
    <style:style style:name="P328" style:parent-style-name="Normal" style:family="paragraph">
      <style:paragraph-properties fo:text-align="center" fo:margin-top="0in" fo:margin-bottom="0in" fo:line-height="150%" fo:margin-left="0in" fo:margin-right="0.0263in">
        <style:tab-stops>
          <style:tab-stop style:type="center" style:position="0.8444in"/>
        </style:tab-stops>
      </style:paragraph-properties>
    </style:style>
    <style:style style:name="T32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330" style:family="table-cell">
      <style:table-cell-properties fo:border="0.0069in solid #70AD47" fo:background-color="#C0C0C0" style:writing-mode="lr-tb" fo:padding-top="0.0368in" fo:padding-left="0.0736in" fo:padding-bottom="0in" fo:padding-right="0.0534in"/>
    </style:style>
    <style:style style:name="P331" style:parent-style-name="Normal" style:family="paragraph">
      <style:paragraph-properties fo:text-align="center" fo:margin-top="0in" fo:margin-bottom="0in" fo:line-height="150%" fo:margin-left="0in" fo:margin-right="0.0298in">
        <style:tab-stops>
          <style:tab-stop style:type="center" style:position="0.8444in"/>
        </style:tab-stops>
      </style:paragraph-properties>
    </style:style>
    <style:style style:name="T33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333" style:family="table-cell">
      <style:table-cell-properties fo:border-top="0.0034in solid #C0C0C0" fo:border-left="0.0069in solid #70AD47" fo:border-bottom="0.0069in solid #70AD47" fo:border-right="0.0069in solid #70AD47" fo:background-color="#C0C0C0" style:writing-mode="lr-tb" fo:padding-top="0.0368in" fo:padding-left="0.0736in" fo:padding-bottom="0in" fo:padding-right="0.0534in"/>
    </style:style>
    <style:style style:name="P334" style:parent-style-name="Normal" style:family="paragraph">
      <style:paragraph-properties fo:text-align="center" fo:margin-top="0in" fo:margin-bottom="0in" fo:line-height="150%" fo:margin-left="0in" fo:margin-right="0.0222in">
        <style:tab-stops>
          <style:tab-stop style:type="center" style:position="0.8444in"/>
        </style:tab-stops>
      </style:paragraph-properties>
    </style:style>
    <style:style style:name="T33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336" style:family="table-row">
      <style:table-row-properties style:min-row-height="2.509in"/>
    </style:style>
    <style:style style:name="TableCell337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38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39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40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41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42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43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44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45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46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TableRow347" style:family="table-row">
      <style:table-row-properties style:min-row-height="0.5055in"/>
    </style:style>
    <style:style style:name="TableCell348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49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50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51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52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53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54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TableRow355" style:family="table-row">
      <style:table-row-properties style:min-row-height="0.675in"/>
    </style:style>
    <style:style style:name="TableCell356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57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58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59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60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61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62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TableRow363" style:family="table-row">
      <style:table-row-properties style:min-row-height="0.5055in"/>
    </style:style>
    <style:style style:name="TableCell364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65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P366" style:parent-style-name="Normal" style:family="paragraph">
      <style:paragraph-properties fo:text-align="start" fo:margin-top="0in" fo:margin-bottom="0in" fo:line-height="150%" fo:margin-left="0.0006in">
        <style:tab-stops>
          <style:tab-stop style:type="center" style:position="0.8437in"/>
        </style:tab-stops>
      </style:paragraph-properties>
    </style:style>
    <style:style style:name="TableCell367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68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369" style:family="table-cell">
      <style:table-cell-properties fo:border="0.0069in solid #70AD47" style:writing-mode="lr-tb" fo:padding-top="0.0368in" fo:padding-left="0.0736in" fo:padding-bottom="0in" fo:padding-right="0.0534in"/>
    </style:style>
    <style:style style:name="P370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71" style:parent-style-name="Normal" style:family="paragraph">
      <style:paragraph-properties fo:text-align="start" fo:margin-top="0in" fo:margin-bottom="0in" fo:line-height="150%" fo:margin-left="0.0013in">
        <style:tab-stops>
          <style:tab-stop style:type="center" style:position="0.843in"/>
        </style:tab-stops>
      </style:paragraph-properties>
    </style:style>
    <style:style style:name="P372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373" style:parent-style-name="Heading4" style:master-page-name="MP1" style:family="paragraph">
      <style:paragraph-properties fo:break-before="page" fo:margin-left="-0.0104in" fo:text-indent="0in">
        <style:tab-stops>
          <style:tab-stop style:type="center" style:position="1.2097in"/>
        </style:tab-stops>
      </style:paragraph-properties>
    </style:style>
    <style:style style:name="P393" style:parent-style-name="Normal" style:family="paragraph">
      <style:paragraph-properties fo:text-align="end" fo:margin-top="0in" fo:margin-bottom="0in" fo:margin-left="0in" fo:margin-right="0.9277in">
        <style:tab-stops>
          <style:tab-stop style:type="center" style:position="0.8444in"/>
        </style:tab-stops>
      </style:paragraph-properties>
    </style:style>
    <style:style style:name="P394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Column396" style:family="table-column">
      <style:table-column-properties style:column-width="2.1652in"/>
    </style:style>
    <style:style style:name="TableColumn397" style:family="table-column">
      <style:table-column-properties style:column-width="3.9395in"/>
    </style:style>
    <style:style style:name="Table395" style:family="table">
      <style:table-properties style:width="6.1048in" fo:margin-left="0.4923in" table:align="left"/>
    </style:style>
    <style:style style:name="TableRow398" style:family="table-row">
      <style:table-row-properties style:min-row-height="0.3409in"/>
    </style:style>
    <style:style style:name="TableCell399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400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0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0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0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0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05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406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407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08" style:family="table-row">
      <style:table-row-properties style:min-row-height="0.6722in"/>
    </style:style>
    <style:style style:name="TableCell409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410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1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1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13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414" style:parent-style-name="Normal" style:family="paragraph">
      <style:paragraph-properties fo:margin-top="0in" fo:margin-bottom="0in" fo:margin-left="0.0236in" fo:margin-right="0.0361in">
        <style:tab-stops>
          <style:tab-stop style:type="center" style:position="0.8208in"/>
        </style:tab-stops>
      </style:paragraph-properties>
    </style:style>
    <style:style style:name="P415" style:parent-style-name="Normal" style:family="paragraph">
      <style:paragraph-properties fo:margin-top="0in" fo:margin-bottom="0in" fo:margin-left="0.0236in" fo:margin-right="0.0361in">
        <style:tab-stops>
          <style:tab-stop style:type="center" style:position="0.8208in"/>
        </style:tab-stops>
      </style:paragraph-properties>
    </style:style>
    <style:style style:name="TableRow416" style:family="table-row">
      <style:table-row-properties style:min-row-height="0.8388in"/>
    </style:style>
    <style:style style:name="TableCell417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418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1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20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421" style:parent-style-name="Normal" style:family="paragraph">
      <style:paragraph-properties fo:margin-top="0in" fo:margin-bottom="0in" fo:line-height="104%" fo:margin-left="0.0236in">
        <style:tab-stops>
          <style:tab-stop style:type="center" style:position="0.8208in"/>
        </style:tab-stops>
      </style:paragraph-properties>
    </style:style>
    <style:style style:name="P422" style:parent-style-name="Normal" style:family="paragraph">
      <style:paragraph-properties fo:margin-top="0in" fo:margin-bottom="0in" fo:margin-left="0.0236in" fo:margin-right="0.0333in">
        <style:tab-stops>
          <style:tab-stop style:type="center" style:position="0.8208in"/>
        </style:tab-stops>
      </style:paragraph-properties>
    </style:style>
    <style:style style:name="P423" style:parent-style-name="Normal" style:family="paragraph">
      <style:paragraph-properties fo:text-align="start" fo:margin-top="0in" fo:margin-bottom="0.0909in" fo:margin-left="0in">
        <style:tab-stops>
          <style:tab-stop style:type="center" style:position="0.8444in"/>
        </style:tab-stops>
      </style:paragraph-properties>
    </style:style>
    <style:style style:name="P424" style:parent-style-name="Heading4" style:family="paragraph">
      <style:paragraph-properties fo:margin-bottom="0.1354in" fo:margin-left="-0.0104in" fo:text-indent="0in">
        <style:tab-stops>
          <style:tab-stop style:type="center" style:position="1.2951in"/>
        </style:tab-stops>
      </style:paragraph-properties>
    </style:style>
    <style:style style:name="P425" style:parent-style-name="Heading5" style:family="paragraph">
      <style:paragraph-properties fo:margin-bottom="0.0569in" fo:margin-left="-0.0104in" fo:text-indent="0in">
        <style:tab-stops>
          <style:tab-stop style:type="center" style:position="1.2097in"/>
        </style:tab-stops>
      </style:paragraph-properties>
    </style:style>
    <style:style style:name="P426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27" style:parent-style-name="DefaultParagraphFont" style:family="text">
      <style:text-properties fo:font-style="italic" style:font-style-asian="italic" style:font-style-complex="italic"/>
    </style:style>
    <style:style style:name="TableColumn429" style:family="table-column">
      <style:table-column-properties style:column-width="2.1652in"/>
    </style:style>
    <style:style style:name="TableColumn430" style:family="table-column">
      <style:table-column-properties style:column-width="3.9395in"/>
    </style:style>
    <style:style style:name="Table428" style:family="table">
      <style:table-properties style:width="6.1048in" fo:margin-left="0.4923in" table:align="left"/>
    </style:style>
    <style:style style:name="TableRow431" style:family="table-row">
      <style:table-row-properties style:min-row-height="0.3381in"/>
    </style:style>
    <style:style style:name="TableCell432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33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3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35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36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437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38" style:family="table-row">
      <style:table-row-properties style:min-row-height="0.5083in"/>
    </style:style>
    <style:style style:name="TableCell439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40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4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42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43" style:parent-style-name="Normal" style:family="paragraph">
      <style:paragraph-properties fo:margin-top="0in" fo:margin-bottom="0in" fo:margin-left="0.0013in" fo:margin-right="0.0333in">
        <style:tab-stops>
          <style:tab-stop style:type="center" style:position="0.843in"/>
        </style:tab-stops>
      </style:paragraph-properties>
    </style:style>
    <style:style style:name="TableRow444" style:family="table-row">
      <style:table-row-properties style:min-row-height="0.6722in"/>
    </style:style>
    <style:style style:name="TableCell445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46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4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48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49" style:parent-style-name="Normal" style:family="paragraph">
      <style:paragraph-properties fo:margin-top="0in" fo:margin-bottom="0in" fo:line-height="104%" fo:margin-left="0.0013in">
        <style:tab-stops>
          <style:tab-stop style:type="center" style:position="0.843in"/>
        </style:tab-stops>
      </style:paragraph-properties>
    </style:style>
    <style:style style:name="P450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51" style:family="table-row">
      <style:table-row-properties style:min-row-height="0.3416in"/>
    </style:style>
    <style:style style:name="TableCell452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53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5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55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56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57" style:family="table-row">
      <style:table-row-properties style:min-row-height="0.3388in"/>
    </style:style>
    <style:style style:name="TableCell458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5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60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61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62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63" style:family="table-row">
      <style:table-row-properties style:min-row-height="0.3416in"/>
    </style:style>
    <style:style style:name="TableCell464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65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6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67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68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69" style:family="table-row">
      <style:table-row-properties style:min-row-height="0.3381in"/>
    </style:style>
    <style:style style:name="TableCell470" style:family="table-cell">
      <style:table-cell-properties fo:border="0.0069in solid #70AD47" fo:background-color="#C0C0C0" style:writing-mode="lr-tb" fo:padding-top="0.0368in" fo:padding-left="0.0743in" fo:padding-bottom="0in" fo:padding-right="0.0388in"/>
    </style:style>
    <style:style style:name="P47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7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73" style:family="table-cell">
      <style:table-cell-properties fo:border="0.0069in solid #70AD47" style:writing-mode="lr-tb" fo:padding-top="0.0368in" fo:padding-left="0.0743in" fo:padding-bottom="0in" fo:padding-right="0.0388in"/>
    </style:style>
    <style:style style:name="P474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475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P476" style:parent-style-name="Heading4" style:family="paragraph">
      <style:paragraph-properties fo:margin-bottom="0.1354in" fo:margin-left="-0.0104in" fo:text-indent="0in">
        <style:tab-stops>
          <style:tab-stop style:type="center" style:position="1.1645in"/>
        </style:tab-stops>
      </style:paragraph-properties>
      <style:text-properties style:font-size-complex="10pt"/>
    </style:style>
    <style:style style:name="P477" style:parent-style-name="Heading5" style:family="paragraph">
      <style:paragraph-properties fo:margin-bottom="0in" fo:margin-left="-0.0104in" fo:text-indent="0in">
        <style:tab-stops>
          <style:tab-stop style:type="center" style:position="1.3756in"/>
        </style:tab-stops>
      </style:paragraph-properties>
    </style:style>
    <style:style style:name="T478" style:parent-style-name="DefaultParagraphFont" style:family="text">
      <style:text-properties style:font-size-complex="10pt"/>
    </style:style>
    <style:style style:name="T479" style:parent-style-name="DefaultParagraphFont" style:family="text">
      <style:text-properties style:font-size-complex="10pt"/>
    </style:style>
    <style:style style:name="T480" style:parent-style-name="DefaultParagraphFont" style:family="text">
      <style:text-properties style:font-size-complex="10pt"/>
    </style:style>
    <style:style style:name="T481" style:parent-style-name="DefaultParagraphFont" style:family="text">
      <style:text-properties style:font-size-complex="10pt"/>
    </style:style>
    <style:style style:name="T482" style:parent-style-name="DefaultParagraphFont" style:family="text">
      <style:text-properties style:font-size-complex="10pt"/>
    </style:style>
    <style:style style:name="T483" style:parent-style-name="DefaultParagraphFont" style:family="text">
      <style:text-properties style:font-size-complex="10pt"/>
    </style:style>
    <style:style style:name="T484" style:parent-style-name="DefaultParagraphFont" style:family="text">
      <style:text-properties style:font-size-complex="10pt"/>
    </style:style>
    <style:style style:name="T485" style:parent-style-name="DefaultParagraphFont" style:family="text">
      <style:text-properties style:font-size-complex="10pt"/>
    </style:style>
    <style:style style:name="T486" style:parent-style-name="DefaultParagraphFont" style:family="text">
      <style:text-properties fo:font-size="12pt" style:font-size-asian="12pt"/>
    </style:style>
    <style:style style:name="P487" style:parent-style-name="Normal" style:family="paragraph">
      <style:paragraph-properties>
        <style:tab-stops>
          <style:tab-stop style:type="center" style:position="0.8375in"/>
          <style:tab-stop style:type="center" style:position="1.3583in"/>
        </style:tab-stops>
      </style:paragraph-properties>
    </style:style>
    <style:style style:name="TableColumn489" style:family="table-column">
      <style:table-column-properties style:column-width="2.1652in"/>
    </style:style>
    <style:style style:name="TableColumn490" style:family="table-column">
      <style:table-column-properties style:column-width="3.9395in"/>
    </style:style>
    <style:style style:name="Table488" style:family="table">
      <style:table-properties style:width="6.1048in" fo:margin-left="0.4923in" table:align="left"/>
    </style:style>
    <style:style style:name="TableRow491" style:family="table-row">
      <style:table-row-properties style:min-row-height="0.1743in"/>
    </style:style>
    <style:style style:name="TableCell492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493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49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495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496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497" style:family="table-row">
      <style:table-row-properties style:min-row-height="0.3388in"/>
    </style:style>
    <style:style style:name="TableCell498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49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00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01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02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03" style:family="table-row">
      <style:table-row-properties style:min-row-height="0.5083in"/>
    </style:style>
    <style:style style:name="TableCell504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05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0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07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08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509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10" style:family="table-row">
      <style:table-row-properties style:min-row-height="0.3388in"/>
    </style:style>
    <style:style style:name="TableCell511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12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1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14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15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16" style:family="table-row">
      <style:table-row-properties style:min-row-height="0.3416in"/>
    </style:style>
    <style:style style:name="TableCell517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18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1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20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21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22" style:family="table-row">
      <style:table-row-properties style:min-row-height="0.1715in"/>
    </style:style>
    <style:style style:name="TableCell523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24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2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26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27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528" style:parent-style-name="Normal" style:family="paragraph">
      <style:paragraph-properties fo:text-align="start" fo:margin-top="0in" fo:margin-bottom="0.0618in" fo:margin-left="0in">
        <style:tab-stops>
          <style:tab-stop style:type="center" style:position="0.8444in"/>
        </style:tab-stops>
      </style:paragraph-properties>
    </style:style>
    <style:style style:name="P529" style:parent-style-name="Heading5" style:family="paragraph">
      <style:paragraph-properties fo:margin-bottom="0in" fo:margin-left="-0.0104in" fo:text-indent="0in">
        <style:tab-stops>
          <style:tab-stop style:type="center" style:position="1.2666in"/>
        </style:tab-stops>
      </style:paragraph-properties>
      <style:text-properties style:font-size-complex="10pt"/>
    </style:style>
    <style:style style:name="P530" style:parent-style-name="Normal" style:family="paragraph">
      <style:paragraph-properties>
        <style:tab-stops>
          <style:tab-stop style:type="center" style:position="0.8375in"/>
          <style:tab-stop style:type="center" style:position="1.2493in"/>
        </style:tab-stops>
      </style:paragraph-properties>
    </style:style>
    <style:style style:name="TableColumn532" style:family="table-column">
      <style:table-column-properties style:column-width="2.1652in"/>
    </style:style>
    <style:style style:name="TableColumn533" style:family="table-column">
      <style:table-column-properties style:column-width="3.9395in"/>
    </style:style>
    <style:style style:name="Table531" style:family="table">
      <style:table-properties style:width="6.1048in" fo:margin-left="0.4923in" table:align="left"/>
    </style:style>
    <style:style style:name="TableRow534" style:family="table-row">
      <style:table-row-properties style:min-row-height="0.1743in"/>
    </style:style>
    <style:style style:name="TableCell535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36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3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38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39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40" style:family="table-row">
      <style:table-row-properties style:min-row-height="0.3388in"/>
    </style:style>
    <style:style style:name="TableCell541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42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4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44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45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46" style:family="table-row">
      <style:table-row-properties style:min-row-height="0.3416in"/>
    </style:style>
    <style:style style:name="TableCell547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48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4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50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51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552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53" style:family="table-row">
      <style:table-row-properties style:min-row-height="0.3388in"/>
    </style:style>
    <style:style style:name="TableCell554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55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5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57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58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59" style:family="table-row">
      <style:table-row-properties style:min-row-height="0.3416in"/>
    </style:style>
    <style:style style:name="TableCell560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6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6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63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64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65" style:family="table-row">
      <style:table-row-properties style:min-row-height="0.1715in"/>
    </style:style>
    <style:style style:name="TableCell566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67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6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69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70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571" style:parent-style-name="Normal" style:family="paragraph">
      <style:paragraph-properties fo:text-align="start" fo:margin-top="0in" fo:margin-bottom="0.0909in" fo:margin-left="0in">
        <style:tab-stops>
          <style:tab-stop style:type="center" style:position="0.8444in"/>
        </style:tab-stops>
      </style:paragraph-properties>
    </style:style>
    <style:style style:name="T572" style:parent-style-name="DefaultParagraphFont" style:family="text">
      <style:text-properties fo:language="en" fo:country="US"/>
    </style:style>
    <style:style style:name="P573" style:parent-style-name="Normal" style:family="paragraph">
      <style:paragraph-properties fo:margin-left="0in">
        <style:tab-stops>
          <style:tab-stop style:type="center" style:position="0.8444in"/>
          <style:tab-stop style:type="center" style:position="1.427in"/>
        </style:tab-stops>
      </style:paragraph-properties>
      <style:text-properties fo:language="en" fo:country="US"/>
    </style:style>
    <style:style style:name="P574" style:parent-style-name="Heading5" style:family="paragraph">
      <style:paragraph-properties fo:margin-left="0in">
        <style:tab-stops>
          <style:tab-stop style:type="center" style:position="1.427in"/>
        </style:tab-stops>
      </style:paragraph-properties>
      <style:text-properties style:font-size-complex="10pt"/>
    </style:style>
    <style:style style:name="P575" style:parent-style-name="Normal" style:family="paragraph">
      <style:paragraph-properties>
        <style:tab-stops>
          <style:tab-stop style:type="center" style:position="0.8375in"/>
          <style:tab-stop style:type="center" style:position="1.4201in"/>
        </style:tab-stops>
      </style:paragraph-properties>
      <style:text-properties fo:language="en" fo:country="US"/>
    </style:style>
    <style:style style:name="TableColumn577" style:family="table-column">
      <style:table-column-properties style:column-width="2.1652in"/>
    </style:style>
    <style:style style:name="TableColumn578" style:family="table-column">
      <style:table-column-properties style:column-width="3.9395in"/>
    </style:style>
    <style:style style:name="Table576" style:family="table">
      <style:table-properties style:width="6.1048in" fo:margin-left="0.4923in" table:align="left"/>
    </style:style>
    <style:style style:name="TableRow579" style:family="table-row">
      <style:table-row-properties style:min-row-height="0.1743in"/>
    </style:style>
    <style:style style:name="TableCell580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8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8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83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84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85" style:family="table-row">
      <style:table-row-properties style:min-row-height="0.3388in"/>
    </style:style>
    <style:style style:name="TableCell586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87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8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89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90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91" style:family="table-row">
      <style:table-row-properties style:min-row-height="0.175in"/>
    </style:style>
    <style:style style:name="TableCell592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93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59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595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596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597" style:family="table-row">
      <style:table-row-properties style:min-row-height="0.1722in"/>
    </style:style>
    <style:style style:name="TableCell598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59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600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01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602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603" style:family="table-row">
      <style:table-row-properties style:min-row-height="0.3416in"/>
    </style:style>
    <style:style style:name="TableCell604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605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60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07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608" style:parent-style-name="Normal" style:family="paragraph">
      <style:paragraph-properties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TableRow609" style:family="table-row">
      <style:table-row-properties style:min-row-height="0.1715in"/>
    </style:style>
    <style:style style:name="TableCell610" style:family="table-cell">
      <style:table-cell-properties fo:border="0.0069in solid #70AD47" fo:background-color="#C0C0C0" style:writing-mode="lr-tb" fo:padding-top="0.0375in" fo:padding-left="0.0743in" fo:padding-bottom="0in" fo:padding-right="0.0388in"/>
    </style:style>
    <style:style style:name="P61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61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13" style:family="table-cell">
      <style:table-cell-properties fo:border="0.0069in solid #70AD47" style:writing-mode="lr-tb" fo:padding-top="0.0375in" fo:padding-left="0.0743in" fo:padding-bottom="0in" fo:padding-right="0.0388in"/>
    </style:style>
    <style:style style:name="P614" style:parent-style-name="Normal" style:family="paragraph">
      <style:paragraph-properties fo:text-align="start" fo:margin-top="0in" fo:margin-bottom="0in" fo:margin-left="0.0013in">
        <style:tab-stops>
          <style:tab-stop style:type="center" style:position="0.843in"/>
        </style:tab-stops>
      </style:paragraph-properties>
    </style:style>
    <style:style style:name="P615" style:parent-style-name="Normal" style:family="paragraph">
      <style:paragraph-properties fo:text-align="start" fo:margin-top="0in" fo:margin-bottom="0.1312in" fo:margin-left="0in">
        <style:tab-stops>
          <style:tab-stop style:type="center" style:position="0.8444in"/>
        </style:tab-stops>
      </style:paragraph-properties>
    </style:style>
    <style:style style:name="T616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617" style:parent-style-name="Heading4" style:family="paragraph">
      <style:paragraph-properties fo:margin-bottom="0in" fo:margin-left="-0.0104in" fo:text-indent="0in">
        <style:tab-stops>
          <style:tab-stop style:type="center" style:position="2.4229in"/>
        </style:tab-stops>
      </style:paragraph-properties>
    </style:style>
    <style:style style:name="T618" style:parent-style-name="Heading4Char" style:family="text">
      <style:text-properties fo:font-weight="bold" style:font-weight-asian="bold" style:font-weight-complex="bold"/>
    </style:style>
    <style:style style:name="P619" style:parent-style-name="Normal" style:family="paragraph">
      <style:paragraph-properties>
        <style:tab-stops>
          <style:tab-stop style:type="center" style:position="0.8375in"/>
          <style:tab-stop style:type="center" style:position="2.4055in"/>
        </style:tab-stops>
      </style:paragraph-properties>
      <style:text-properties fo:language="en" fo:country="US"/>
    </style:style>
    <style:style style:name="TableColumn621" style:family="table-column">
      <style:table-column-properties style:column-width="1.1798in"/>
    </style:style>
    <style:style style:name="TableColumn622" style:family="table-column">
      <style:table-column-properties style:column-width="0.9347in"/>
    </style:style>
    <style:style style:name="TableColumn623" style:family="table-column">
      <style:table-column-properties style:column-width="1.2618in"/>
    </style:style>
    <style:style style:name="TableColumn624" style:family="table-column">
      <style:table-column-properties style:column-width="1.1472in"/>
    </style:style>
    <style:style style:name="TableColumn625" style:family="table-column">
      <style:table-column-properties style:column-width="1.5756in"/>
    </style:style>
    <style:style style:name="Table620" style:family="table">
      <style:table-properties style:width="6.0993in" fo:margin-left="0.475in" table:align="left"/>
    </style:style>
    <style:style style:name="TableRow626" style:family="table-row">
      <style:table-row-properties style:min-row-height="0.3423in"/>
    </style:style>
    <style:style style:name="TableCell627" style:family="table-cell">
      <style:table-cell-properties fo:border-top="0.0069in solid #70AD47" fo:border-left="0.0104in solid #70AD47" fo:border-bottom="0.0069in solid #70AD47" fo:border-right="0.0104in solid #70AD47" fo:background-color="#C0C0C0" style:writing-mode="lr-tb" fo:padding-top="0.0361in" fo:padding-left="0.0736in" fo:padding-bottom="0in" fo:padding-right="0.0347in"/>
    </style:style>
    <style:style style:name="P628" style:parent-style-name="Normal" style:family="paragraph">
      <style:paragraph-properties fo:text-align="start" fo:margin-top="0in" fo:margin-bottom="0in" fo:margin-left="0.052in">
        <style:tab-stops>
          <style:tab-stop style:type="center" style:position="0.7923in"/>
        </style:tab-stops>
      </style:paragraph-properties>
    </style:style>
    <style:style style:name="T62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30" style:family="table-cell">
      <style:table-cell-properties fo:border-top="0.0069in solid #70AD47" fo:border-left="0.0104in solid #70AD47" fo:border-bottom="0.0069in solid #70AD47" fo:border-right="0.0104in solid #70AD47" fo:background-color="#C0C0C0" style:writing-mode="lr-tb" fo:padding-top="0.0361in" fo:padding-left="0.0736in" fo:padding-bottom="0in" fo:padding-right="0.0347in"/>
    </style:style>
    <style:style style:name="P631" style:parent-style-name="Normal" style:family="paragraph">
      <style:paragraph-properties fo:text-align="start" fo:margin-top="0in" fo:margin-bottom="0in" fo:margin-left="0.002in">
        <style:tab-stops>
          <style:tab-stop style:type="center" style:position="0.8423in"/>
        </style:tab-stops>
      </style:paragraph-properties>
    </style:style>
    <style:style style:name="T63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33" style:family="table-cell">
      <style:table-cell-properties fo:border-top="0.0069in solid #70AD47" fo:border-left="0.0104in solid #70AD47" fo:border-bottom="0.0069in solid #70AD47" fo:border-right="0.0104in solid #70AD47" fo:background-color="#C0C0C0" style:writing-mode="lr-tb" fo:padding-top="0.0361in" fo:padding-left="0.0736in" fo:padding-bottom="0in" fo:padding-right="0.0347in"/>
    </style:style>
    <style:style style:name="P634" style:parent-style-name="Normal" style:family="paragraph">
      <style:paragraph-properties fo:text-align="start" fo:margin-top="0in" fo:margin-bottom="0in" fo:margin-left="0.0138in">
        <style:tab-stops>
          <style:tab-stop style:type="center" style:position="0.8305in"/>
        </style:tab-stops>
      </style:paragraph-properties>
    </style:style>
    <style:style style:name="T63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36" style:family="table-cell">
      <style:table-cell-properties fo:border-top="0.0069in solid #70AD47" fo:border-left="0.0104in solid #70AD47" fo:border-bottom="0.0069in solid #70AD47" fo:border-right="0.0104in solid #70AD47" fo:background-color="#C0C0C0" style:writing-mode="lr-tb" fo:padding-top="0.0361in" fo:padding-left="0.0736in" fo:padding-bottom="0in" fo:padding-right="0.0347in"/>
    </style:style>
    <style:style style:name="P637" style:parent-style-name="Normal" style:family="paragraph">
      <style:paragraph-properties fo:text-align="center" fo:margin-top="0in" fo:margin-bottom="0in" fo:margin-left="0in" fo:margin-right="0.0375in">
        <style:tab-stops>
          <style:tab-stop style:type="center" style:position="0.8444in"/>
        </style:tab-stops>
      </style:paragraph-properties>
    </style:style>
    <style:style style:name="T63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Cell639" style:family="table-cell">
      <style:table-cell-properties fo:border-top="0.0069in solid #70AD47" fo:border-left="0.0104in solid #70AD47" fo:border-bottom="0.0069in solid #70AD47" fo:border-right="0.0104in solid #70AD47" fo:background-color="#C0C0C0" style:writing-mode="lr-tb" fo:padding-top="0.0361in" fo:padding-left="0.0736in" fo:padding-bottom="0in" fo:padding-right="0.0347in"/>
    </style:style>
    <style:style style:name="P640" style:parent-style-name="Normal" style:family="paragraph">
      <style:paragraph-properties fo:text-align="center" fo:margin-top="0in" fo:margin-bottom="0in" fo:margin-left="0in" fo:margin-right="0.0375in">
        <style:tab-stops>
          <style:tab-stop style:type="center" style:position="0.8444in"/>
        </style:tab-stops>
      </style:paragraph-properties>
    </style:style>
    <style:style style:name="T64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ableRow642" style:family="table-row">
      <style:table-row-properties style:min-row-height="1.3631in"/>
    </style:style>
    <style:style style:name="TableCell643" style:family="table-cell">
      <style:table-cell-properties fo:border-top="0.0069in solid #70AD47" fo:border-left="0.0104in solid #70AD47" fo:border-bottom="0.0104in solid #70AD47" fo:border-right="0.0104in solid #70AD47" style:writing-mode="lr-tb" fo:padding-top="0.0361in" fo:padding-left="0.0736in" fo:padding-bottom="0in" fo:padding-right="0.0347in"/>
    </style:style>
    <style:style style:name="P644" style:parent-style-name="Normal" style:family="paragraph">
      <style:paragraph-properties fo:text-align="start" fo:margin-top="0in" fo:margin-bottom="0in" fo:margin-left="0.002in">
        <style:tab-stops>
          <style:tab-stop style:type="center" style:position="0.8423in"/>
        </style:tab-stops>
      </style:paragraph-properties>
    </style:style>
    <style:style style:name="TableCell645" style:family="table-cell">
      <style:table-cell-properties fo:border-top="0.0069in solid #70AD47" fo:border-left="0.0104in solid #70AD47" fo:border-bottom="0.0104in solid #70AD47" fo:border-right="0.0104in solid #70AD47" style:writing-mode="lr-tb" fo:padding-top="0.0361in" fo:padding-left="0.0736in" fo:padding-bottom="0in" fo:padding-right="0.0347in"/>
    </style:style>
    <style:style style:name="P646" style:parent-style-name="Normal" style:family="paragraph">
      <style:paragraph-properties fo:text-align="center" fo:margin-top="0in" fo:margin-bottom="0in" fo:margin-left="0in" fo:margin-right="0.0375in">
        <style:tab-stops>
          <style:tab-stop style:type="center" style:position="0.8444in"/>
        </style:tab-stops>
      </style:paragraph-properties>
    </style:style>
    <style:style style:name="TableCell647" style:family="table-cell">
      <style:table-cell-properties fo:border-top="0.0069in solid #70AD47" fo:border-left="0.0104in solid #70AD47" fo:border-bottom="0.0104in solid #70AD47" fo:border-right="0.0104in solid #70AD47" style:writing-mode="lr-tb" fo:padding-top="0.0361in" fo:padding-left="0.0736in" fo:padding-bottom="0in" fo:padding-right="0.0347in"/>
    </style:style>
    <style:style style:name="P648" style:parent-style-name="Normal" style:family="paragraph">
      <style:paragraph-properties fo:text-align="start" fo:margin-top="0in" fo:margin-bottom="0in" fo:line-height="104%" fo:margin-left="0in">
        <style:tab-stops>
          <style:tab-stop style:type="center" style:position="0.8444in"/>
        </style:tab-stops>
      </style:paragraph-properties>
    </style:style>
    <style:style style:name="P64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Cell650" style:family="table-cell">
      <style:table-cell-properties fo:border-top="0.0069in solid #70AD47" fo:border-left="0.0104in solid #70AD47" fo:border-bottom="0.0104in solid #70AD47" fo:border-right="0.0104in solid #70AD47" style:writing-mode="lr-tb" fo:padding-top="0.0361in" fo:padding-left="0.0736in" fo:padding-bottom="0in" fo:padding-right="0.0347in"/>
    </style:style>
    <style:style style:name="P651" style:parent-style-name="Normal" style:family="paragraph">
      <style:paragraph-properties fo:text-align="start" fo:margin-top="0in" fo:margin-bottom="0in" fo:margin-left="0.0027in">
        <style:tab-stops>
          <style:tab-stop style:type="center" style:position="0.8416in"/>
        </style:tab-stops>
      </style:paragraph-properties>
    </style:style>
    <style:style style:name="TableCell652" style:family="table-cell">
      <style:table-cell-properties fo:border-top="0.0069in solid #70AD47" fo:border-left="0.0104in solid #70AD47" fo:border-bottom="0.0104in solid #70AD47" fo:border-right="0.0104in solid #70AD47" style:writing-mode="lr-tb" fo:padding-top="0.0361in" fo:padding-left="0.0736in" fo:padding-bottom="0in" fo:padding-right="0.0347in"/>
    </style:style>
    <style:style style:name="P653" style:parent-style-name="Normal" style:family="paragraph">
      <style:paragraph-properties fo:text-align="start" fo:margin-top="0in" fo:margin-bottom="0in" fo:margin-left="0.002in" fo:margin-right="0.0118in">
        <style:tab-stops>
          <style:tab-stop style:type="center" style:position="0.8423in"/>
        </style:tab-stops>
      </style:paragraph-properties>
    </style:style>
    <style:style style:name="P654" style:parent-style-name="Normal" style:family="paragraph">
      <style:paragraph-properties fo:text-align="start" fo:margin-top="0in" fo:margin-bottom="0.0909in" fo:margin-left="0in">
        <style:tab-stops>
          <style:tab-stop style:type="center" style:position="0.8444in"/>
        </style:tab-stops>
      </style:paragraph-properties>
    </style:style>
    <style:style style:name="P655" style:parent-style-name="Heading4" style:family="paragraph">
      <style:paragraph-properties fo:margin-left="-0.0104in" fo:text-indent="0in">
        <style:tab-stops>
          <style:tab-stop style:type="center" style:position="1.4534in"/>
        </style:tab-stops>
      </style:paragraph-properties>
    </style:style>
    <style:style style:name="P656" style:parent-style-name="Normal" style:family="paragraph">
      <style:paragraph-properties fo:text-indent="0.5in"/>
    </style:style>
    <style:style style:name="P657" style:parent-style-name="Normal" style:family="paragraph">
      <style:paragraph-properties fo:text-indent="0.5in"/>
    </style:style>
    <style:style style:name="P658" style:parent-style-name="Normal" style:family="paragraph">
      <style:paragraph-properties fo:margin-left="0in">
        <style:tab-stops>
          <style:tab-stop style:type="center" style:position="0.8444in"/>
        </style:tab-stops>
      </style:paragraph-properties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</office:automatic-styles>
  <office:body>
    <office:text text:use-soft-page-breaks="true">
      <text:p text:style-name="P1"><text:s/></text:p>
      <text:p text:style-name="P24"><text:span text:style-name="T25"><draw:custom-shape svg:x="0in" svg:y="0in" svg:width="6.5389in" svg:height="0.01in" draw:id="id0" draw:style-name="a0" draw:name="Group 30406"><svg:title/><svg:desc/><draw:enhanced-geometry draw:type="non-primitive" svg:viewBox="0 0 5979173 9144" draw:enhanced-path="M 0 0 L 5979173 0 597917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79173"/><draw:equation draw:name="f7" draw:formula="?f4 / 9144"/><draw:equation draw:name="f8" draw:formula="0 / ?f6"/><draw:equation draw:name="f9" draw:formula="5979173 / ?f6"/><draw:equation draw:name="f10" draw:formula="0 / ?f7"/><draw:equation draw:name="f11" draw:formula="9144 / ?f7"/></draw:enhanced-geometry></draw:custom-shape></text:span></text:p>
      <text:p text:style-name="P26"><text:s/></text:p>
      <text:p text:style-name="P27"><text:s/></text:p>
      <text:p text:style-name="P28"><text:span text:style-name="T29"><draw:custom-shape svg:x="0in" svg:y="0in" svg:width="6.5389in" svg:height="0.01in" draw:id="id1" draw:style-name="a1" draw:name="Group 30407"><svg:title/><svg:desc/><draw:enhanced-geometry draw:type="non-primitive" svg:viewBox="0 0 5979173 9144" draw:enhanced-path="M 0 0 L 5979173 0 597917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79173"/><draw:equation draw:name="f7" draw:formula="?f4 / 9144"/><draw:equation draw:name="f8" draw:formula="0 / ?f6"/><draw:equation draw:name="f9" draw:formula="5979173 / ?f6"/><draw:equation draw:name="f10" draw:formula="0 / ?f7"/><draw:equation draw:name="f11" draw:formula="9144 / ?f7"/></draw:enhanced-geometry></draw:custom-shape></text:span></text:p>
      <text:p text:style-name="P30"><text:s/></text:p>
      <text:p text:style-name="P31"><text:s/></text:p>
      <text:p text:style-name="P32"><text:span text:style-name="T33">Sistema de Matrícula</text:span><text:span text:style-name="T34">s</text:span></text:p>
      <text:p text:style-name="P35"/>
      <text:p text:style-name="P36"><text:span text:style-name="T37"><text:s/></text:span></text:p>
      <text:h text:style-name="P38" text:outline-level="1">Versão 1.0<text:s/></text:h>
      <text:p text:style-name="P39"><text:s/></text:p>
      <text:p text:style-name="P40"/>
      <text:p text:style-name="P41"/>
      <text:p text:style-name="P42"/>
      <text:p text:style-name="P43"/>
      <text:p text:style-name="P44"><text:s text:c="2"/></text:p>
      <text:p text:style-name="P45">Histórico da Revisão<text:s/>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Data<text:s/></text:p>
          </table:table-cell>
          <table:table-cell table:style-name="TableCell54">
            <text:p text:style-name="P55">Versão<text:s/></text:p>
          </table:table-cell>
          <table:table-cell table:style-name="TableCell56">
            <text:p text:style-name="P57">Descrição<text:s/></text:p>
          </table:table-cell>
          <table:table-cell table:style-name="TableCell58">
            <text:p text:style-name="P59">Autor<text:s/></text:p>
          </table:table-cell>
        </table:table-row>
        <table:table-row table:style-name="TableRow60">
          <table:table-cell table:style-name="TableCell61">
            <text:p text:style-name="P62"><text:s/></text:p>
          </table:table-cell>
          <table:table-cell table:style-name="TableCell63">
            <text:p text:style-name="P64">1.0<text:s/></text:p>
          </table:table-cell>
          <table:table-cell table:style-name="TableCell65">
            <text:p text:style-name="P66">Especificação Inicial<text:s/></text:p>
          </table:table-cell>
          <table:table-cell table:style-name="TableCell67">
            <text:p text:style-name="P68"><text:s/></text:p>
          </table:table-cell>
        </table:table-row>
        <table:table-row table:style-name="TableRow69">
          <table:table-cell table:style-name="TableCell70">
            <text:p text:style-name="P71"><text:s/></text:p>
          </table:table-cell>
          <table:table-cell table:style-name="TableCell72">
            <text:p text:style-name="P73">1.0<text:s/></text:p>
          </table:table-cell>
          <table:table-cell table:style-name="TableCell74">
            <text:p text:style-name="P75">Revisão<text:s/></text:p>
          </table:table-cell>
          <table:table-cell table:style-name="TableCell76">
            <text:p text:style-name="P77"><text:s/></text:p>
          </table:table-cell>
        </table:table-row>
        <table:table-row table:style-name="TableRow78">
          <table:table-cell table:style-name="TableCell79">
            <text:p text:style-name="P80"><text:s/></text:p>
          </table:table-cell>
          <table:table-cell table:style-name="TableCell81">
            <text:p text:style-name="P82">1.0<text:s/></text:p>
          </table:table-cell>
          <table:table-cell table:style-name="TableCell83">
            <text:p text:style-name="P84">Validação<text:s/></text:p>
          </table:table-cell>
          <table:table-cell table:style-name="TableCell85">
            <text:p text:style-name="P86"><text:s/></text:p>
          </table:table-cell>
        </table:table-row>
      </table:table>
      <text:p text:style-name="P87"><text:s/></text:p>
      <text:p text:style-name="P88">Índice Analítico<text:s/></text:p>
      <text:list text:style-name="LFO1" text:continue-numbering="true">
        <text:list-item>
          <text:p text:style-name="P89">Introdução<text:s/><text:tab/>4<text:s/></text:p>
          <text:list text:continue-numbering="true">
            <text:list-item>
              <text:p text:style-name="P90">Finalidade<text:s/><text:tab/>4<text:s/></text:p>
            </text:list-item>
            <text:list-item>
              <text:p text:style-name="P91">Escopo<text:s/><text:tab/>4<text:s/></text:p>
            </text:list-item>
            <text:list-item>
              <text:p text:style-name="P92">Definições, Acrônimos e Abreviações<text:s/><text:tab/>4<text:s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93">Referências 5<text:s/></text:p>
            </text:list-item>
            <text:list-item>
              <text:p text:style-name="P94">Visão Geral 5<text:s/></text:p>
            </text:list-item>
          </text:list>
        </text:list-item>
      </text:list>
      <text:list text:style-name="LFO1" text:continue-numbering="true">
        <text:list-item>
          <text:p text:style-name="P95">Posicionamento<text:s/><text:tab/>6<text:s/></text:p>
          <text:list text:continue-numbering="true">
            <text:list-item>
              <text:p text:style-name="P96">Oportunidade de Negócios<text:s/><text:tab/>6<text:s/></text:p>
            </text:list-item>
            <text:list-item>
              <text:p text:style-name="P97">Descrição do Problema 6<text:s/></text:p>
            </text:list-item>
            <text:list-item>
              <text:p text:style-name="P98">Sentença de Posição do Produto 7<text:s/></text:p>
            </text:list-item>
          </text:list>
        </text:list-item>
        <text:list-item>
          <text:p text:style-name="P99">Descrições dos Envolvidos e Usuários<text:s/><text:tab/>8<text:s/></text:p>
          <text:list text:continue-numbering="true">
            <text:list-item>
              <text:p text:style-name="P100">Demografia do Mercado<text:s/><text:tab/>8<text:s/></text:p>
            </text:list-item>
            <text:list-item>
              <text:p text:style-name="P101">Resumos dos envolvidos 8<text:s/></text:p>
            </text:list-item>
            <text:list-item>
              <text:p text:style-name="P102">Resumos dos usuários 9<text:s/></text:p>
            </text:list-item>
            <text:list-item>
              <text:p text:style-name="P103">Ambiente do Usuário 11<text:s/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104">Perfis dos Interessados 11<text:s/></text:p>
            </text:list-item>
          </text:list>
        </text:list-item>
      </text:list>
      <text:p text:style-name="P105">3.5.1<text:s/>Instituição de Ensino 11<text:s/></text:p>
      <text:list text:style-name="LFO5" text:continue-numbering="true">
        <text:list-item>
          <text:list>
            <text:list-item>
              <text:p text:style-name="P106">Perfis dos Usuários 12<text:s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07"><text:span text:style-name="T108"><text:s/>Dono da Instituição de Ensino</text:span><text:s/>12<text:s/></text:p>
                </text:list-item>
                <text:list-item>
                  <text:p text:style-name="P109"><text:span text:style-name="T110"><text:s/>Desenvolvedores</text:span><text:s/>12<text:s/></text:p>
                </text:list-item>
                <text:list-item>
                  <text:p text:style-name="P111"><text:s/>Alunos<text:s/>13<text:s/></text:p>
                </text:list-item>
              </text:list>
            </text:list-item>
          </text:list>
        </text:list-item>
      </text:list>
      <text:p text:style-name="P112"><text:s text:c="4"/><text:s text:c="3"/>3.7<text:s/>Principais Necessidades dos Usuários ou dos Envolvidos 13<text:s/></text:p>
      <text:p text:style-name="P113"><text:s text:c="7"/>3.8<text:s/>Alternativas e Competidores 13<text:s/></text:p>
      <text:h text:style-name="P114" text:outline-level="2"/>
      <text:h text:style-name="P115" text:outline-level="2"/>
      <text:h text:style-name="P116" text:outline-level="2"/>
      <text:p text:style-name="P117"/>
      <text:h text:style-name="P118" text:outline-level="2">Visão<text:span text:style-name="T119"><text:s/></text:span></text:h>
      <text:h text:style-name="P120" text:outline-level="3">1. Introdução:</text:h>
      <text:h text:style-name="P121" text:outline-level="4">1.1 Finalidade</text:h>
      <text:p text:style-name="P122">A finalidade desse documento é demonstrar<text:s/>análises<text:s/>de<text:s/>necessidades<text:s/>de alto nível para a criação de um<text:s/>Sistema de<text:s/>Matrículas<text:s/>generalista<text:s/>com o fim de demonstrar as<text:s/>habilidades<text:s/>aprendidas na disciplina de<text:s/>Programação<text:s/>Orientada<text:s/>a Objetos<text:s/>do curso de Engenharia de Software da Universidade<text:s/>Católica<text:s/>de<text:s/>Brasília.</text:p>
      <text:h text:style-name="P123" text:outline-level="4">1.2 Escopo<text:s/></text:h>
      <text:p text:style-name="P124">Este Documento de Visão tem por objetivo apresentar o<text:s/>Sistema de<text:s/>Matrículas criado com o objetivo de fornecer uma solução digital de matrículas que pode ser adaptado a qualquer instituição de ensino.</text:p>
      <text:p text:style-name="P125">Para tal sendo simples, como uma base a ser moldada dependendo da necessidade de cada cliente.</text:p>
      <text:p text:style-name="P126"><text:span text:style-name="T127">1.3 Definições, Acrônimos e Abreviações</text:span></text:p>
      <text:p text:style-name="P128"><text:span text:style-name="T129"><text:s/></text:span></text:p>
      <text:p text:style-name="P130"><text:span text:style-name="T131">DER<text:s/></text:span>-<text:s/>Diagrama Entidade-Relacionamento;</text:p>
      <text:p text:style-name="P132"><text:span text:style-name="T133">UCB<text:s/></text:span><text:span text:style-name="T134">-</text:span><text:s/>Universidade Católica de Brasília;</text:p>
      <text:p text:style-name="P135"/>
      <text:p text:style-name="P136"/>
      <text:p text:style-name="P137"/>
      <text:p text:style-name="P138"/>
      <text:p text:style-name="P139"/>
      <text:p text:style-name="P140"/>
      <text:h text:style-name="P141" text:outline-level="4">1.4 Referências<text:s/></text:h>
      <text:p text:style-name="P142"/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Documentos<text:s/></text:span></text:p>
          </table:table-cell>
        </table:table-row>
        <table:table-row table:style-name="TableRow149">
          <table:table-cell table:style-name="TableCell150">
            <text:p text:style-name="P151">Glossário do Sistema de<text:s/>Matrículas</text:p>
          </table:table-cell>
        </table:table-row>
        <table:table-row table:style-name="TableRow152">
          <table:table-cell table:style-name="TableCell153">
            <text:p text:style-name="P154">Especificações de Casos de Uso<text:s/></text:p>
          </table:table-cell>
        </table:table-row>
        <table:table-row table:style-name="TableRow155">
          <table:table-cell table:style-name="TableCell156">
            <text:p text:style-name="P157">Regra de Negócio<text:s/></text:p>
          </table:table-cell>
        </table:table-row>
        <table:table-row table:style-name="TableRow158">
          <table:table-cell table:style-name="TableCell159">
            <text:p text:style-name="P160">Storyboard<text:s/></text:p>
          </table:table-cell>
        </table:table-row>
        <table:table-row table:style-name="TableRow161">
          <table:table-cell table:style-name="TableCell162">
            <text:p text:style-name="P163">Diagramas de Caso de Uso<text:s/></text:p>
          </table:table-cell>
        </table:table-row>
        <table:table-row table:style-name="TableRow164">
          <table:table-cell table:style-name="TableCell165">
            <text:p text:style-name="P166">Diagramas Classe<text:s/></text:p>
          </table:table-cell>
        </table:table-row>
      </table:table>
      <text:p text:style-name="P167"><text:span text:style-name="T168"><text:s/></text:span></text:p>
      <text:h text:style-name="P169" text:outline-level="4">1.5 Visão<text:s/>Geral<text:s/></text:h>
      <text:p text:style-name="P170">O sistema de matrículas é uma aplicação<text:s/>digital<text:s/>que centraliza e organiza todo o processo de inscrição de alunos em<text:s/>matérias, cursos ou turmas. Ele substitui processos manuais, garantindo maior rapidez, segurança e confiabilidade nas informações.</text:p>
      <text:p text:style-name="P171">Esse tipo de sistema deve oferecer uma interface acessível para alunos, que podem visualizar<text:s/>matérias<text:s/>disponíveis, consultar vagas e efetuar suas matrículas de forma on-line. Para as<text:s/>instituições<text:s/>e seus administradores, o sistema possibilita o controle de turmas, acompanhamento do número de vagas preenchidas, emissão de relatórios gerenciais e aplicação automática das regras acadêmicas, como limites de créditos ou exigência de pré-requisitos.</text:p>
      <text:p text:style-name="P172">Havendo<text:s/>também<text:s/>a possibilidade de<text:s/>integração com outros módulos acadêmicos, como o histórico escolar, boletim, secretaria e sistemas financeiros,<text:s/>garantindo<text:s/>consistência<text:s/>nas informações e evitando<text:s/>retrabalhos.</text:p>
      <text:p text:style-name="P173"/>
      <text:h text:style-name="P174" text:outline-level="3">2. Posicionamento:</text:h>
      <text:p text:style-name="P175"/>
      <text:h text:style-name="P176" text:outline-level="4">2.1 Oportunidade de Negócios</text:h>
      <text:p text:style-name="P177">O Sistema permite ao cliente automatizar seus processos, garantindo agilidade e evitando custos com<text:s/>contratações<text:s/>e filas<text:s/>desnecessárias<text:s/>que podem resultar na perda de clientes.<text:s/>Estes também têm<text:s/>a capacidade de realizar todo o processo de<text:s/>matrícula<text:s/>e sua<text:s/>verificação<text:s/>do conforto de suas casas.<text:s/>Tal tecnologia é<text:s/>indispensável<text:s/>num mundo completamente digital como o de agora, com o aumento de cursos online<text:s/>as<text:s/>matrículas<text:s/>realizadas fisicamente<text:s/>deixam de existir mais a cada dia.</text:p>
      <text:h text:style-name="P178" text:outline-level="4">2.2 Descrição do Problema<text:s/></text:h>
      <text:p text:style-name="P179">A falta de um sistema digital de<text:s/>matrículas<text:s/>para as<text:s/>instituições<text:s/>e seus alunos.<text:s/></text:p>
      <text:p text:style-name="P180"><text:s/></text:p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<text:span text:style-name="T187">O problema de<text:s/></text:span></text:p>
          </table:table-cell>
          <table:table-cell table:style-name="TableCell188">
            <text:p text:style-name="P189">Ausência de um sistema que automatiza as matrículas das<text:s/>instituições<text:s/>de ensino. <text:s/></text:p>
          </table:table-cell>
        </table:table-row>
        <table:table-row table:style-name="TableRow190">
          <table:table-cell table:style-name="TableCell191">
            <text:p text:style-name="P192"><text:span text:style-name="T193">Afeta<text:s/></text:span></text:p>
          </table:table-cell>
          <table:table-cell table:style-name="TableCell194">
            <text:p text:style-name="P195">Donos e<text:s/>funcionários<text:s/>das<text:s/>instituições<text:s/>de ensino,<text:s/>assim como seus alunos.<text:s text:c="2"/></text:p>
          </table:table-cell>
        </table:table-row>
        <table:table-row table:style-name="TableRow196">
          <table:table-cell table:style-name="TableCell197">
            <text:p text:style-name="P198"><text:span text:style-name="T199">o impacto dele é<text:s/></text:span></text:p>
          </table:table-cell>
          <table:table-cell table:style-name="TableCell200">
            <text:p text:style-name="P201"><text:span text:style-name="T202">Para a instituição de ensino:<text:s/></text:span>Dificuldade de se obter dados atuais e confiáveis para a efetivação das matrículas, disponibilização de vagas para os cursos oferecidos pela instituição e controle do corpo docente necessário para implantação dos cursos,<text:s/>turmas<text:s/>e matérias.</text:p>
            <text:p text:style-name="P203"><text:span text:style-name="T204">Para os Alunos da instituição de ensino:<text:s/></text:span>Dificuldade de efetivação de matrícula devido à burocracia, filas, distância, falta de tempo<text:s/>e de integridade entre os departamentos envolvidos. <text:s/></text:p>
          </table:table-cell>
        </table:table-row>
      </table:table>
      <text:p text:style-name="P205"><text:span text:style-name="T206"><text:s/></text:span></text:p>
      <text:p text:style-name="P207"/>
      <text:h text:style-name="P208" text:outline-level="4">2.3 Sentença de Posição do Produto<text:s/></text:h>
      <text:p text:style-name="P209">Um sistema<text:s/>digital<text:s/>que serve como base para expandir<text:s/>de acordo com as<text:s/>necessidades<text:s/>de cada<text:s/>instituição<text:s/>de ensino e seus donos.<text:s/>Ampliando a qualidade de atendimento e controle de dados para fins organizacionais.</text:p>
      <text:p text:style-name="P210"><text:s/></text:p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Para<text:s/></text:span></text:p>
          </table:table-cell>
          <table:table-cell table:style-name="TableCell218">
            <text:p text:style-name="P219">Donos<text:s/>de<text:s/>instituições de ensino<text:s/></text:p>
            <text:p text:style-name="P220"><text:s/></text:p>
          </table:table-cell>
        </table:table-row>
        <table:table-row table:style-name="TableRow221">
          <table:table-cell table:style-name="TableCell222">
            <text:p text:style-name="P223"><text:span text:style-name="T224">Quem<text:s/></text:span></text:p>
          </table:table-cell>
          <table:table-cell table:style-name="TableCell225">
            <text:p text:style-name="P226">Necessitar de agilizar processos, disponibilizar informações e atender a demanda dos alunos.<text:s/></text:p>
          </table:table-cell>
        </table:table-row>
        <table:table-row table:style-name="TableRow227">
          <table:table-cell table:style-name="TableCell228">
            <text:p text:style-name="P229"><text:span text:style-name="T230">O S</text:span><text:span text:style-name="T231">istema de<text:s/></text:span><text:span text:style-name="T232">Matrículas</text:span><text:span text:style-name="T233"><text:s/></text:span></text:p>
          </table:table-cell>
          <table:table-cell table:style-name="TableCell234">
            <text:p text:style-name="P235">É<text:s/>um Sistema de Matrículas, voltado para as necessidades de<text:s/>instituições de ensino.<text:s/></text:p>
          </table:table-cell>
        </table:table-row>
        <table:table-row table:style-name="TableRow236">
          <table:table-cell table:style-name="TableCell237">
            <text:p text:style-name="P238"><text:span text:style-name="T239">Que<text:s/></text:span></text:p>
          </table:table-cell>
          <table:table-cell table:style-name="TableCell240">
            <text:p text:style-name="P241">Permite acompanhar, via internet, o processo dos alunos<text:s/>matriculados<text:s/>e informações sobre cursos, turmas e matérias.<text:s/></text:p>
          </table:table-cell>
        </table:table-row>
        <table:table-row table:style-name="TableRow242">
          <table:table-cell table:style-name="TableCell243">
            <text:p text:style-name="P244"><text:span text:style-name="T245">Nosso produto<text:s/></text:span></text:p>
          </table:table-cell>
          <table:table-cell table:style-name="TableCell246">
            <text:p text:style-name="P247">Sugere que esse sistema interaja com os demais já existentes, reduzindo a necessidade de reimplantação de dados e evolua para um nível de “autoatendimento”, entrando em sintonia com as expectativas de<text:s/>acesso<text:s/>que tanto<text:s/>funcionários<text:s/>e alunos<text:s/>esperam<text:s/>das instituições<text:s/>de ensino.<text:s/></text:p>
          </table:table-cell>
        </table:table-row>
      </table:table>
      <text:h text:style-name="P248" text:outline-level="3"/>
      <text:h text:style-name="P249" text:outline-level="3">3. Descrições dos Envolvidos e Usuários<text:s/></text:h>
      <text:h text:style-name="P250" text:outline-level="4">3.1 Demografia do Mercado<text:s/></text:h>
      <text:p text:style-name="Normal">O Sistema de<text:s/>Matrículas<text:s/>surgiu como base para sistemas mais complexos, evitando custos adicionais<text:s/>para quem busca criar um sistema digital<text:s/>que<text:s/>matricule<text:s/>seus estudantes, pois, este<text:s/>evitará<text:s/>custos iniciais de<text:s/>criação<text:s/>desse sistema.<text:s/></text:p>
      <text:h text:style-name="P251" text:outline-level="4">3.2 Resumos dos envolvidos<text:s/></text:h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 table:number-columns-spanned="3">
            <text:p text:style-name="P258"><text:span text:style-name="T259">ENVOLVIDOS<text:s/></text:span></text:p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<text:span text:style-name="T263">NOME<text:s/></text:span></text:p>
          </table:table-cell>
          <table:table-cell table:style-name="TableCell264">
            <text:p text:style-name="P265"><text:span text:style-name="T266">DESCRIÇÃO<text:s/></text:span></text:p>
          </table:table-cell>
          <table:table-cell table:style-name="TableCell267">
            <text:p text:style-name="P268"><text:span text:style-name="T269">RESPONSABILIDADES<text:s/></text:span></text:p>
          </table:table-cell>
        </table:table-row>
        <table:table-row table:style-name="TableRow270">
          <table:table-cell table:style-name="TableCell271">
            <text:p text:style-name="P272">Stakeholder<text:s/></text:p>
          </table:table-cell>
          <table:table-cell table:style-name="TableCell273">
            <text:p text:style-name="P274"><text:s/>São todos os<text:s/>interessados ou partes envolvidas que podem afetar ou ser afetados pelo desenvolvimento, implantação ou uso de um sistema.</text:p>
          </table:table-cell>
          <table:table-cell table:style-name="TableCell275">
            <text:p text:style-name="P276">Alunos: Realizam<text:s/>suas<text:s/>matrículas.</text:p>
            <text:p text:style-name="P277">Funcionários: Utilizam o sistema para guiar seus trabalhos.</text:p>
            <text:p text:style-name="P278">Donos das<text:s/>instituições<text:s/>de ensino:<text:s/>São<text:s/>os donos do sistema e podem contratar<text:s/>desenvolvedores<text:s/>para finalizar<text:s/>o sistema se<text:s/>necessário.</text:p>
            <text:p text:style-name="P279">Desenvolvedores:<text:s/>Possivelmente serão contratados para adicionar funções ao sistema de acordo com as necessidades da instituição.</text:p>
          </table:table-cell>
        </table:table-row>
        <table:table-row table:style-name="TableRow280">
          <table:table-cell table:style-name="TableCell281">
            <text:p text:style-name="P282">Analista de<text:s/></text:p>
            <text:p text:style-name="P283">Sistema<text:s/></text:p>
          </table:table-cell>
          <table:table-cell table:style-name="TableCell284">
            <text:p text:style-name="P285">Profissional responsável por realizar a análise<text:s/></text:p>
            <text:p text:style-name="P286">(compreensão) de sistemas de informação.<text:s/></text:p>
          </table:table-cell>
          <table:table-cell table:style-name="TableCell287">
            <text:p text:style-name="P288">Levantamento de requisitos junto aos usuários;<text:s/></text:p>
            <text:p text:style-name="P289">Modelagem em alto nível do sistema; <text:s/></text:p>
            <text:p text:style-name="P290">Implementação do modelo (programação); Manutenção<text:s/>do código fonte, corrigindo erros ou implementando melhorias.<text:s/></text:p>
          </table:table-cell>
        </table:table-row>
        <table:table-row table:style-name="TableRow291">
          <table:table-cell table:style-name="TableCell292">
            <text:p text:style-name="P293">Desenvolvedor<text:s/></text:p>
          </table:table-cell>
          <table:table-cell table:style-name="TableCell294">
            <text:p text:style-name="P295">Implementará os modelos que foram definidos.<text:s/></text:p>
          </table:table-cell>
          <table:table-cell table:style-name="TableCell296">
            <text:p text:style-name="P297">Proceder a codificação dos programas de computador, estudando os objetivos propostos, analisando as características dos dados de entrada e o processamento necessário à obtenção dos dados de saída desejados<text:s/></text:p>
          </table:table-cell>
        </table:table-row>
        <table:table-row table:style-name="TableRow298">
          <table:table-cell table:style-name="TableCell299">
            <text:p text:style-name="P300">DBA<text:s/></text:p>
          </table:table-cell>
          <table:table-cell table:style-name="TableCell301">
            <text:p text:style-name="P302">Especialista no servidor de banco de dados.<text:s/></text:p>
          </table:table-cell>
          <table:table-cell table:style-name="TableCell303">
            <text:p text:style-name="P304">Responsável por otimizar consultas SQL, na implementação de recursos para aceleração de processos a respeito da estrutura do banco de dados, tais como a criação de índices ou a confecção de stored procedures.<text:s/></text:p>
          </table:table-cell>
        </table:table-row>
        <table:table-row table:style-name="TableRow305">
          <table:table-cell table:style-name="TableCell306">
            <text:p text:style-name="P307">Arquiteto de<text:s/></text:p>
            <text:p text:style-name="P308">Teste<text:s/></text:p>
          </table:table-cell>
          <table:table-cell table:style-name="TableCell309">
            <text:p text:style-name="P310">Especialista em testes de desempenho, carga e segurança.<text:s/></text:p>
          </table:table-cell>
          <table:table-cell table:style-name="TableCell311">
            <text:p text:style-name="P312">Planejar critérios e gerar dados de testes;<text:s/></text:p>
            <text:p text:style-name="P313">Executar e montar cenários;<text:s/></text:p>
            <text:p text:style-name="P314">Avaliar e comparar resultados.<text:s/></text:p>
          </table:table-cell>
        </table:table-row>
      </table:table>
      <text:p text:style-name="P315"><text:s/></text:p>
      <text:h text:style-name="P316" text:outline-level="4">3.3 Resumos dos usuários<text:s/></text:h>
      <text:p text:style-name="P317"><text:s/></text:p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 table:number-columns-spanned="3">
            <text:p text:style-name="P324"><text:span text:style-name="T325">USUÁRIOS<text:s/></text:span>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><text:span text:style-name="T329">NOME<text:s/></text:span></text:p>
          </table:table-cell>
          <table:table-cell table:style-name="TableCell330">
            <text:p text:style-name="P331"><text:span text:style-name="T332">DESCRIÇÃO<text:s/></text:span></text:p>
          </table:table-cell>
          <table:table-cell table:style-name="TableCell333">
            <text:p text:style-name="P334"><text:span text:style-name="T335">RESPONSABILIDADES<text:s/></text:span></text:p>
          </table:table-cell>
        </table:table-row>
        <table:table-row table:style-name="TableRow336">
          <table:table-cell table:style-name="TableCell337">
            <text:p text:style-name="P338">Desenvolvedores<text:s/></text:p>
          </table:table-cell>
          <table:table-cell table:style-name="TableCell339">
            <text:p text:style-name="P340">Realiza o gerenciamento<text:s/>e implementações no<text:s/>Sistema<text:s/>de Matrículas.<text:s/></text:p>
          </table:table-cell>
          <table:table-cell table:style-name="TableCell341">
            <text:p text:style-name="P342">1.Implementa outras funcionalidades no Sistema de Matrículas de base<text:s/>fornecido,<text:s/>sob<text:s/>comandos do Dono da<text:s/>Instituição<text:s/>de ensino e suas necessidades.</text:p>
            <text:p text:style-name="P343">2.Prover suporte, informação e registro<text:s/>aos<text:s/>usuários;<text:s/></text:p>
            <text:p text:style-name="P344">3.Modificar o perfil de acesso dos usuários do sistema;<text:s/></text:p>
            <text:p text:style-name="P345">4.Administrar os cadastros dos coordenadores dos cursos, professores orientadores,<text:s/>alunos<text:s/>e outros possíveis usuários futuros;<text:s/></text:p>
            <text:p text:style-name="P346">5.Atualizar<text:s/>o Sistema de Matrículas, sua<text:s/>base de dados, funcionalidades e segurança.</text:p>
          </table:table-cell>
        </table:table-row>
        <table:table-row table:style-name="TableRow347">
          <table:table-cell table:style-name="TableCell348">
            <text:p text:style-name="P349">Donos<text:s/>da instituição de ensino<text:s/></text:p>
          </table:table-cell>
          <table:table-cell table:style-name="TableCell350">
            <text:p text:style-name="P351">É a pessoa que adquire o Sistema de Matrículas e determina como será utilizado.<text:s/></text:p>
          </table:table-cell>
          <table:table-cell table:style-name="TableCell352">
            <text:p text:style-name="P353">1.<text:s/>Contratar desenvolvedores;<text:s/></text:p>
            <text:p text:style-name="P354">2. Determinar o que eles<text:s/>irão<text:s/>implementar conforme as necessidades da instituição de ensino que controla.</text:p>
          </table:table-cell>
        </table:table-row>
        <table:table-row table:style-name="TableRow355">
          <table:table-cell table:style-name="TableCell356">
            <text:p text:style-name="P357">Alunos<text:s/></text:p>
          </table:table-cell>
          <table:table-cell table:style-name="TableCell358">
            <text:p text:style-name="P359">Usuários<text:s/>que desejam se matricular nos cursos, turmas e matérias disponíveis.</text:p>
          </table:table-cell>
          <table:table-cell table:style-name="TableCell360">
            <text:p text:style-name="P361">1. Efetuar matrícula no sistema;<text:s/></text:p>
            <text:p text:style-name="P362"><text:s/></text:p>
          </table:table-cell>
        </table:table-row>
        <table:table-row table:style-name="TableRow363">
          <table:table-cell table:style-name="TableCell364">
            <text:p text:style-name="P365">Instituição de<text:s/></text:p>
            <text:p text:style-name="P366">Ensino<text:s/></text:p>
          </table:table-cell>
          <table:table-cell table:style-name="TableCell367">
            <text:p text:style-name="P368">Instituição<text:s/>de ensino interessada no uso de tecnologias de informação.<text:s/></text:p>
          </table:table-cell>
          <table:table-cell table:style-name="TableCell369">
            <text:p text:style-name="P370">1.Desenvolver-se digitalmente e melhorar sua automação;<text:s/></text:p>
            <text:p text:style-name="P371">2.Disponibilizar serviços aos clientes;<text:s/></text:p>
          </table:table-cell>
        </table:table-row>
      </table:table>
      <text:p text:style-name="P372"><text:s/></text:p>
      <text:h text:style-name="P373" text:outline-level="4">3.4 Ambiente do Usuário<text:s/></text:h>
      <text:p text:style-name="P393">O sistema oferecerá integração de acordo com o nível de acesso de cada usuário:<text:s/></text:p>
      <text:p text:style-name="P394"><text:s/></text:p>
      <table:table table:style-name="Table395">
        <table:table-columns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<text:span text:style-name="T401">Dono</text:span><text:span text:style-name="T402">s</text:span><text:span text:style-name="T403"><text:s/>da Instituição de Ensino</text:span><text:span text:style-name="T404"><text:s/></text:span></text:p>
          </table:table-cell>
          <table:table-cell table:style-name="TableCell405">
            <text:p text:style-name="P406">Tem<text:s/>posse do Sistema de Matrículas<text:s/>sem nenhuma restrição.</text:p>
            <text:p text:style-name="P407">Determina de onde irá acessar o sistema.</text:p>
          </table:table-cell>
        </table:table-row>
        <table:table-row table:style-name="TableRow408">
          <table:table-cell table:style-name="TableCell409">
            <text:p text:style-name="P410"><text:span text:style-name="T411">Desenvolvedores</text:span><text:span text:style-name="T412"><text:s/></text:span></text:p>
          </table:table-cell>
          <table:table-cell table:style-name="TableCell413">
            <text:p text:style-name="P414">Tem<text:s/>o<text:s/>acesso<text:s/>que o dono permitir e realiza implementação de funções, melhorias, manutenção ao Sistema de Matrículas.</text:p>
            <text:p text:style-name="P415">O sistema será acessado pessoalmente por segurança.</text:p>
          </table:table-cell>
        </table:table-row>
        <table:table-row table:style-name="TableRow416">
          <table:table-cell table:style-name="TableCell417">
            <text:p text:style-name="P418"><text:span text:style-name="T419">Aluno<text:s/></text:span></text:p>
          </table:table-cell>
          <table:table-cell table:style-name="TableCell420">
            <text:p text:style-name="P421">Tem acesso ao módulo de realização do curso, onde<text:s/>ele<text:s/>poderá consultar os cursos.<text:s/></text:p>
            <text:p text:style-name="P422">O sistema será acessado através da internet, por isso é necessário que os usuários do sistema tenham um browser e acesso à internet.<text:s/></text:p>
          </table:table-cell>
        </table:table-row>
      </table:table>
      <text:p text:style-name="P423"><text:s/></text:p>
      <text:h text:style-name="P424" text:outline-level="4">3.5 Perfis dos Interessados <text:s/></text:h>
      <text:h text:style-name="P425" text:outline-level="5">3.5.1 Instituição de Ensino<text:s/></text:h>
      <text:p text:style-name="P426"><text:span text:style-name="T427"><text:s/></text:span></text:p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<text:span text:style-name="T434">Representante<text:s/></text:span></text:p>
          </table:table-cell>
          <table:table-cell table:style-name="TableCell435">
            <text:p text:style-name="P436">Instituição de ensino (Universidades, Faculdades,<text:s/>Cursos Técnicos,<text:s/>Escolas e<text:s/></text:p>
            <text:p text:style-name="P437">Centros de Treinamento)<text:s/></text:p>
          </table:table-cell>
        </table:table-row>
        <table:table-row table:style-name="TableRow438">
          <table:table-cell table:style-name="TableCell439">
            <text:p text:style-name="P440"><text:span text:style-name="T441">Descrição<text:s/></text:span></text:p>
          </table:table-cell>
          <table:table-cell table:style-name="TableCell442">
            <text:p text:style-name="P443">Instituições<text:s/>de ensino interessadas em instrumentalização quanto ao uso das tecnologias de informação e de comunicação.<text:s/></text:p>
          </table:table-cell>
        </table:table-row>
        <table:table-row table:style-name="TableRow444">
          <table:table-cell table:style-name="TableCell445">
            <text:p text:style-name="P446"><text:span text:style-name="T447">Responsabilidades<text:s/></text:span></text:p>
          </table:table-cell>
          <table:table-cell table:style-name="TableCell448">
            <text:p text:style-name="P449">Aperfeiçoar quanto ao uso das tecnologias de informação e de comunicação.<text:s/></text:p>
            <text:p text:style-name="P450">Disponibilizar serviços via web para facilitar a integração com o aluno.<text:s/></text:p>
          </table:table-cell>
        </table:table-row>
        <table:table-row table:style-name="TableRow451">
          <table:table-cell table:style-name="TableCell452">
            <text:p text:style-name="P453"><text:span text:style-name="T454">Critério de sucesso<text:s/></text:span></text:p>
          </table:table-cell>
          <table:table-cell table:style-name="TableCell455">
            <text:p text:style-name="P456">Administrar o projeto para garantir o funcionamento e a eficácia do sistema.<text:s/></text:p>
          </table:table-cell>
        </table:table-row>
        <table:table-row table:style-name="TableRow457">
          <table:table-cell table:style-name="TableCell458">
            <text:p text:style-name="P459"><text:span text:style-name="T460">Envolvimento<text:s/></text:span></text:p>
          </table:table-cell>
          <table:table-cell table:style-name="TableCell461">
            <text:p text:style-name="P462">Suporte financeiro e estrutura física na otimização do Sistema de Matrículas.<text:s/></text:p>
          </table:table-cell>
        </table:table-row>
        <table:table-row table:style-name="TableRow463">
          <table:table-cell table:style-name="TableCell464">
            <text:p text:style-name="P465"><text:span text:style-name="T466">Produtos<text:s/></text:span></text:p>
          </table:table-cell>
          <table:table-cell table:style-name="TableCell467">
            <text:p text:style-name="P468">Matérias<text:s/>de<text:s/><text:tab/>divulgações, marketing e manuais de<text:s/>treinamento.<text:s/></text:p>
          </table:table-cell>
        </table:table-row>
        <table:table-row table:style-name="TableRow469">
          <table:table-cell table:style-name="TableCell470">
            <text:p text:style-name="P471"><text:span text:style-name="T472">Comentários / Questões<text:s/></text:span></text:p>
          </table:table-cell>
          <table:table-cell table:style-name="TableCell473">
            <text:p text:style-name="P474">Apoio da instituição, para implementação de sistemas com elevada qualidade.<text:s/></text:p>
          </table:table-cell>
        </table:table-row>
      </table:table>
      <text:p text:style-name="P475"><text:s/></text:p>
      <text:h text:style-name="P476" text:outline-level="4">3.6 Perfis dos Usuários <text:s/></text:h>
      <text:h text:style-name="P477" text:outline-level="5"><text:span text:style-name="T478">3.6.1<text:s/></text:span><text:tab/><text:span text:style-name="T479">Dono</text:span><text:span text:style-name="T480"><text:s/></text:span><text:span text:style-name="T481">da<text:s/></text:span><text:span text:style-name="T482">I</text:span><text:span text:style-name="T483">nstituição de<text:s/></text:span><text:span text:style-name="T484">E</text:span><text:span text:style-name="T485">nsino</text:span><text:span text:style-name="T486"><text:s/></text:span></text:h>
      <text:p text:style-name="P487"/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<text:span text:style-name="T494">Representante<text:s/></text:span></text:p>
          </table:table-cell>
          <table:table-cell table:style-name="TableCell495">
            <text:p text:style-name="P496">Dono da<text:s/>instituição<text:s/>de<text:s/>ensino<text:s/></text:p>
          </table:table-cell>
        </table:table-row>
        <table:table-row table:style-name="TableRow497">
          <table:table-cell table:style-name="TableCell498">
            <text:p text:style-name="P499"><text:span text:style-name="T500">Descrição<text:s/></text:span></text:p>
          </table:table-cell>
          <table:table-cell table:style-name="TableCell501">
            <text:p text:style-name="P502">É<text:s/>o<text:s/>responsável<text:s/>pela<text:s/>instituição de ensino, quem determina seu funcionamento e quem responde por ela.<text:s/></text:p>
          </table:table-cell>
        </table:table-row>
        <table:table-row table:style-name="TableRow503">
          <table:table-cell table:style-name="TableCell504">
            <text:p text:style-name="P505"><text:span text:style-name="T506">Responsabilidades<text:s/></text:span></text:p>
          </table:table-cell>
          <table:table-cell table:style-name="TableCell507">
            <text:p text:style-name="P508">Determinar como será usado o Sistema de Matrículas;<text:s/></text:p>
            <text:p text:style-name="P509">Contratar quem poderá modificar o Sistema de Matrículas se necessário;<text:s/></text:p>
          </table:table-cell>
        </table:table-row>
        <table:table-row table:style-name="TableRow510">
          <table:table-cell table:style-name="TableCell511">
            <text:p text:style-name="P512"><text:span text:style-name="T513">Critério de Sucesso<text:s/></text:span></text:p>
          </table:table-cell>
          <table:table-cell table:style-name="TableCell514">
            <text:p text:style-name="P515">Total.<text:s/></text:p>
          </table:table-cell>
        </table:table-row>
        <table:table-row table:style-name="TableRow516">
          <table:table-cell table:style-name="TableCell517">
            <text:p text:style-name="P518"><text:span text:style-name="T519">Envolvimento<text:s/></text:span></text:p>
          </table:table-cell>
          <table:table-cell table:style-name="TableCell520">
            <text:p text:style-name="P521">Determinar<text:s/>o foco<text:s/>e<text:s/>objetivos<text:s/>atuais e futuros da instituição de ensino.</text:p>
          </table:table-cell>
        </table:table-row>
        <table:table-row table:style-name="TableRow522">
          <table:table-cell table:style-name="TableCell523">
            <text:p text:style-name="P524"><text:span text:style-name="T525">Comentários / Questões<text:s/></text:span></text:p>
          </table:table-cell>
          <table:table-cell table:style-name="TableCell526">
            <text:p text:style-name="P527">Gerenciar<text:s/>a<text:s/>instituição, seus<text:s/>funcionários<text:s/>e dominar aspectos<text:s/>gerais e administrativos</text:p>
          </table:table-cell>
        </table:table-row>
      </table:table>
      <text:p text:style-name="P528"><text:s/></text:p>
      <text:h text:style-name="P529" text:outline-level="5">3.6.2<text:s/>Desenvolvedores<text:s/></text:h>
      <text:p text:style-name="P530"/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<text:span text:style-name="T537">Representante<text:s/></text:span></text:p>
          </table:table-cell>
          <table:table-cell table:style-name="TableCell538">
            <text:p text:style-name="P539">Desenvolvedores diversos.<text:s/></text:p>
          </table:table-cell>
        </table:table-row>
        <table:table-row table:style-name="TableRow540">
          <table:table-cell table:style-name="TableCell541">
            <text:p text:style-name="P542"><text:span text:style-name="T543">Descrição<text:s/></text:span></text:p>
          </table:table-cell>
          <table:table-cell table:style-name="TableCell544">
            <text:p text:style-name="P545">São contratados para serem responsáveis pelo sistema. <text:s/></text:p>
          </table:table-cell>
        </table:table-row>
        <table:table-row table:style-name="TableRow546">
          <table:table-cell table:style-name="TableCell547">
            <text:p text:style-name="P548"><text:span text:style-name="T549">Responsabilidades<text:s/></text:span></text:p>
          </table:table-cell>
          <table:table-cell table:style-name="TableCell550">
            <text:p text:style-name="P551">Implementação de novas funcionalidades ao sistema.</text:p>
            <text:p text:style-name="P552">Realiza o gerenciamento, manutenção e atualização<text:s/>do sistema e seus<text:s/>cursos,<text:s/>matérias,<text:s/>alunos, turmas e o que mais for adicionado a ele.<text:s/></text:p>
          </table:table-cell>
        </table:table-row>
        <table:table-row table:style-name="TableRow553">
          <table:table-cell table:style-name="TableCell554">
            <text:p text:style-name="P555"><text:span text:style-name="T556">Critério de Sucesso<text:s/></text:span></text:p>
          </table:table-cell>
          <table:table-cell table:style-name="TableCell557">
            <text:p text:style-name="P558">A necessidade de profissionais que dominem as ferramentas para atualizar, manter e melhorar<text:s/>o Sistema de Matrículas.<text:s/></text:p>
          </table:table-cell>
        </table:table-row>
        <table:table-row table:style-name="TableRow559">
          <table:table-cell table:style-name="TableCell560">
            <text:p text:style-name="P561"><text:span text:style-name="T562">Envolvimento<text:s/></text:span></text:p>
          </table:table-cell>
          <table:table-cell table:style-name="TableCell563">
            <text:p text:style-name="P564">Conseguir manter o foco nos objetivos propostos para superar os desafios que se apresentarem.<text:s/></text:p>
          </table:table-cell>
        </table:table-row>
        <table:table-row table:style-name="TableRow565">
          <table:table-cell table:style-name="TableCell566">
            <text:p text:style-name="P567"><text:span text:style-name="T568">Comentários / Questões<text:s/></text:span></text:p>
          </table:table-cell>
          <table:table-cell table:style-name="TableCell569">
            <text:p text:style-name="P570">Formar equipe<text:s/>e<text:s/>dominar aspectos técnicos e específicos.<text:s/></text:p>
          </table:table-cell>
        </table:table-row>
      </table:table>
      <text:p text:style-name="P571"><text:s/><text:span text:style-name="T572"><text:s/></text:span></text:p>
      <text:p text:style-name="P573"/>
      <text:h text:style-name="P574" text:outline-level="5">3.6.3 Alunos</text:h>
      <text:p text:style-name="P575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P581"><text:span text:style-name="T582">Representante<text:s/></text:span></text:p>
          </table:table-cell>
          <table:table-cell table:style-name="TableCell583">
            <text:p text:style-name="P584">Alunos<text:s/></text:p>
          </table:table-cell>
        </table:table-row>
        <table:table-row table:style-name="TableRow585">
          <table:table-cell table:style-name="TableCell586">
            <text:p text:style-name="P587"><text:span text:style-name="T588">Descrição<text:s/></text:span></text:p>
          </table:table-cell>
          <table:table-cell table:style-name="TableCell589">
            <text:p text:style-name="P590">Usuários com necessidade de efetuar matrícula fora das dependências da instituição de ensino.<text:s/></text:p>
          </table:table-cell>
        </table:table-row>
        <table:table-row table:style-name="TableRow591">
          <table:table-cell table:style-name="TableCell592">
            <text:p text:style-name="P593"><text:span text:style-name="T594">Responsabilidades<text:s/></text:span></text:p>
          </table:table-cell>
          <table:table-cell table:style-name="TableCell595">
            <text:p text:style-name="P596">Efetuar matrícula no sistema.<text:s/></text:p>
          </table:table-cell>
        </table:table-row>
        <table:table-row table:style-name="TableRow597">
          <table:table-cell table:style-name="TableCell598">
            <text:p text:style-name="P599"><text:span text:style-name="T600">Critério de Sucesso<text:s/></text:span></text:p>
          </table:table-cell>
          <table:table-cell table:style-name="TableCell601">
            <text:p text:style-name="P602">Realizar a matrícula via internet.<text:s/></text:p>
          </table:table-cell>
        </table:table-row>
        <table:table-row table:style-name="TableRow603">
          <table:table-cell table:style-name="TableCell604">
            <text:p text:style-name="P605"><text:span text:style-name="T606">Envolvimento<text:s/></text:span></text:p>
          </table:table-cell>
          <table:table-cell table:style-name="TableCell607">
            <text:p text:style-name="P608">Conseguir<text:s/>realizar sua matrícula com facilidade.<text:s/></text:p>
          </table:table-cell>
        </table:table-row>
        <table:table-row table:style-name="TableRow609">
          <table:table-cell table:style-name="TableCell610">
            <text:p text:style-name="P611"><text:span text:style-name="T612">Comentários / Questões<text:s/></text:span></text:p>
          </table:table-cell>
          <table:table-cell table:style-name="TableCell613">
            <text:p text:style-name="P614">Dificuldades técnicas relativas à Internet.<text:s/></text:p>
          </table:table-cell>
        </table:table-row>
      </table:table>
      <text:p text:style-name="P615"><text:span text:style-name="T616"><text:s/></text:span></text:p>
      <text:h text:style-name="P617" text:outline-level="4">3.7<text:s/><text:span text:style-name="T618">Principais Necessidades dos Usuários ou dos Envolvidos<text:s/></text:span></text:h>
      <text:p text:style-name="P619"/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<text:span text:style-name="T629">Necessidade<text:s/></text:span></text:p>
          </table:table-cell>
          <table:table-cell table:style-name="TableCell630">
            <text:p text:style-name="P631"><text:span text:style-name="T632">Prioridade<text:s/></text:span></text:p>
          </table:table-cell>
          <table:table-cell table:style-name="TableCell633">
            <text:p text:style-name="P634"><text:span text:style-name="T635">Preocupações<text:s/></text:span></text:p>
          </table:table-cell>
          <table:table-cell table:style-name="TableCell636">
            <text:p text:style-name="P637"><text:span text:style-name="T638">Realidade<text:s/></text:span></text:p>
          </table:table-cell>
          <table:table-cell table:style-name="TableCell639">
            <text:p text:style-name="P640"><text:span text:style-name="T641">Soluções Propostas<text:s/></text:span></text:p>
          </table:table-cell>
        </table:table-row>
        <table:table-row table:style-name="TableRow642">
          <table:table-cell table:style-name="TableCell643">
            <text:p text:style-name="P644">Informatizar o procedimento de<text:s/>matrícula da<text:s/>instituição.<text:s/></text:p>
          </table:table-cell>
          <table:table-cell table:style-name="TableCell645">
            <text:p text:style-name="P646">Alta<text:s/></text:p>
          </table:table-cell>
          <table:table-cell table:style-name="TableCell647">
            <text:p text:style-name="P648">Integrar e viabilizar<text:s/></text:p>
            <text:p text:style-name="P649">execução de serviços nos departamentos.<text:s/></text:p>
          </table:table-cell>
          <table:table-cell table:style-name="TableCell650">
            <text:p text:style-name="P651">A instituição não suporta a demanda por ausência de um sistema informatizado.<text:s/></text:p>
          </table:table-cell>
          <table:table-cell table:style-name="TableCell652">
            <text:p text:style-name="P653">Um ambiente de gerenciamento de matrícula flexível, integrado de apoio aos usuários da instituição de ensino.</text:p>
          </table:table-cell>
        </table:table-row>
      </table:table>
      <text:p text:style-name="P654"><text:s/></text:p>
      <text:h text:style-name="P655" text:outline-level="4">3.8 Alternativas e Competidores<text:s/></text:h>
      <text:p text:style-name="P656">O sistema apresentado existe<text:s/>a muito tempo com muitas<text:s/>empresas especializadas que atuam no seguimento de gestão e administração educacional, e disponibilizam para seus usuários as mais avançadas tecnologias<text:s/>de<text:s/>softwares<text:s/>e hardware.</text:p>
      <text:p text:style-name="P657">Elas fornecem tal serviços pelos mais diversos meios, como construir um sistema do zero para a necessidade de seus clientes<text:s/>em troca de pagamento, parcerias com<text:s/>instituições<text:s/>de ensino em troca de utilizar exclusivamente seus<text:s/>sistemas<text:s/>online dividindo lucros e<text:s/>por meio de mensalidades para utilizar um sistema de aplicativo<text:s/>já<text:s/>completo.</text:p>
      <text:p text:style-name="P6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in" fo:line-height="107%" fo:margin-right="0.0611in"/>
      <style:text-properties style:font-name="Arial" style:font-name-asian="Arial" style:font-name-complex="Arial" fo:color="#000000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text-align="center" fo:margin-bottom="0.0625in" fo:line-height="107%" fo:margin-right="0.0625in"/>
      <style:text-properties style:font-name="Arial" style:font-name-asian="Arial" style:font-name-complex="Arial" fo:font-weight="bold" style:font-weight-asian="bold" fo:color="#000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0347in" fo:line-height="107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margin-bottom="0.0347in" fo:line-height="107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fo:hyphenate="false"/>
    </style:style>
    <style:style style:name="Heading5" style:display-name="Heading 5" style:family="paragraph" style:next-style-name="Normal" style:default-outline-level="5">
      <style:paragraph-properties fo:keep-with-next="always" fo:keep-together="always" fo:margin-bottom="0.0347in" fo:line-height="107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fo:hyphenate="false"/>
    </style:style>
    <style:style style:name="Normal" style:display-name="Normal" style:family="paragraph">
      <style:paragraph-properties fo:text-align="justify" fo:margin-top="0.1666in" fo:margin-bottom="0.1666in" fo:line-height="107%" fo:margin-left="0.0069in">
        <style:tab-stops>
          <style:tab-stop style:type="center" style:position="0.8375in"/>
        </style:tab-stops>
      </style:paragraph-properties>
      <style:text-properties style:font-name="Times New Roman" style:font-name-asian="Times New Roman" style:font-name-complex="Times New Roman" fo:language="pt" fo:country="BR" style:language-asian="pt" style:country-asian="BR" style:language-complex="pt" style:country-complex="BR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Heading1Char" style:display-name="Heading 1 Char" style:family="text">
      <style:text-properties style:font-name="Arial" style:font-name-asian="Arial" style:font-name-complex="Arial" fo:color="#000000" fo:font-size="16pt" style:font-size-asian="16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7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0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1LVL3" style:num-format="1" text:display-levels="3">
        <style:list-level-properties text:space-before="1.1944in" text:min-label-width="0in" text:list-level-position-and-space-mode="label-alignment">
          <style:list-level-label-alignment text:label-followed-by="listtab" fo:margin-left="1.1944in" fo:text-indent="0in"/>
        </style:list-level-properties>
      </text:list-level-style-number>
      <text:list-level-style-number text:level="4" text:style-name="WW_CharLFO1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1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1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1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1" text:display-levels="2" text:start-value="4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2LVL3" style:num-format="i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4" text:style-name="WW_CharLFO2LVL4" style:num-format="1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6" text:style-name="WW_CharLFO2LVL6" style:num-format="i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7" text:style-name="WW_CharLFO2LVL7" style:num-format="1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  <text:list-level-style-number text:level="9" text:style-name="WW_CharLFO2LVL9" style:num-format="i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 text:start-value="4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3" text:style-name="WW_CharLFO3LVL3" style:num-format="1" text:display-levels="3" text:start-value="3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4" text:style-name="WW_CharLFO3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3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3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3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display-levels="2" text:start-value="6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3" text:style-name="WW_CharLFO4LVL3" style:num-format="1" text:display-levels="3" text:start-value="4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4" text:style-name="WW_CharLFO4LVL4" style:num-format="1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6" text:style-name="WW_CharLFO4LVL6" style:num-format="i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7" text:style-name="WW_CharLFO4LVL7" style:num-format="1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9" text:style-name="WW_CharLFO4LVL9" style:num-format="i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</text:list-style>
    <text:list-style style:name="LFO5">
      <text:list-level-style-number text:level="1" text:style-name="WW_CharLFO5LVL1" style:num-format="1" text:start-value="3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format="1" text:display-levels="2" text:start-value="5">
        <style:list-level-properties text:space-before="0.6944in" text:min-label-width="0in" text:list-level-position-and-space-mode="label-alignment">
          <style:list-level-label-alignment text:label-followed-by="listtab" fo:margin-left="0.6944in" fo:text-indent="0in"/>
        </style:list-level-properties>
      </text:list-level-style-number>
      <text:list-level-style-number text:level="3" text:style-name="WW_CharLFO5LVL3" style:num-format="i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</text:list-level-style-number>
      <text:list-level-style-number text:level="4" text:style-name="WW_CharLFO5LVL4" style:num-format="1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</text:list-level-style-number>
      <text:list-level-style-number text:level="6" text:style-name="WW_CharLFO5LVL6" style:num-format="i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</text:list-level-style-number>
      <text:list-level-style-number text:level="7" text:style-name="WW_CharLFO5LVL7" style:num-format="1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</text:list-level-style-number>
      <text:list-level-style-number text:level="9" text:style-name="WW_CharLFO5LVL9" style:num-format="i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6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6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6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6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6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 text:start-value="2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7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7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7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7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7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8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8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8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8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8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9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9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9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9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9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">
        <style:list-level-properties text:space-before="0.1569in" text:min-label-width="0in" text:list-level-position-and-space-mode="label-alignment">
          <style:list-level-label-alignment text:label-followed-by="listtab" fo:margin-left="0.1569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0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0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0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0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0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958in" text:min-label-width="0in" text:list-level-position-and-space-mode="label-alignment">
          <style:list-level-label-alignment text:label-followed-by="listtab" fo:margin-left="0.1958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1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1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1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1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1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825in" text:min-label-width="0in" text:list-level-position-and-space-mode="label-alignment">
          <style:list-level-label-alignment text:label-followed-by="listtab" fo:margin-left="0.825in" fo:text-indent="0in"/>
        </style:list-level-properties>
      </text:list-level-style-number>
      <text:list-level-style-number text:level="3" text:style-name="WW_CharLFO12LVL3" style:num-format="i">
        <style:list-level-properties text:space-before="1.325in" text:min-label-width="0in" text:list-level-position-and-space-mode="label-alignment">
          <style:list-level-label-alignment text:label-followed-by="listtab" fo:margin-left="1.325in" fo:text-indent="0in"/>
        </style:list-level-properties>
      </text:list-level-style-number>
      <text:list-level-style-number text:level="4" text:style-name="WW_CharLFO12LVL4" style:num-format="1">
        <style:list-level-properties text:space-before="1.825in" text:min-label-width="0in" text:list-level-position-and-space-mode="label-alignment">
          <style:list-level-label-alignment text:label-followed-by="listtab" fo:margin-left="1.82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325in" text:min-label-width="0in" text:list-level-position-and-space-mode="label-alignment">
          <style:list-level-label-alignment text:label-followed-by="listtab" fo:margin-left="2.325in" fo:text-indent="0in"/>
        </style:list-level-properties>
      </text:list-level-style-number>
      <text:list-level-style-number text:level="6" text:style-name="WW_CharLFO12LVL6" style:num-format="i">
        <style:list-level-properties text:space-before="2.825in" text:min-label-width="0in" text:list-level-position-and-space-mode="label-alignment">
          <style:list-level-label-alignment text:label-followed-by="listtab" fo:margin-left="2.825in" fo:text-indent="0in"/>
        </style:list-level-properties>
      </text:list-level-style-number>
      <text:list-level-style-number text:level="7" text:style-name="WW_CharLFO12LVL7" style:num-format="1">
        <style:list-level-properties text:space-before="3.325in" text:min-label-width="0in" text:list-level-position-and-space-mode="label-alignment">
          <style:list-level-label-alignment text:label-followed-by="listtab" fo:margin-left="3.3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825in" text:min-label-width="0in" text:list-level-position-and-space-mode="label-alignment">
          <style:list-level-label-alignment text:label-followed-by="listtab" fo:margin-left="3.825in" fo:text-indent="0in"/>
        </style:list-level-properties>
      </text:list-level-style-number>
      <text:list-level-style-number text:level="9" text:style-name="WW_CharLFO12LVL9" style:num-format="i">
        <style:list-level-properties text:space-before="4.325in" text:min-label-width="0in" text:list-level-position-and-space-mode="label-alignment">
          <style:list-level-label-alignment text:label-followed-by="listtab" fo:margin-left="4.32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0.93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402in"/>
      </style:header-style>
      <style:footer-style>
        <style:header-footer-properties style:dynamic-spacing="true" fo:min-height="0.5951in"/>
      </style:footer-style>
    </style:page-layout>
    <style:style style:name="TableColumn3" style:family="table-column">
      <style:table-column-properties style:column-width="4.4305in"/>
    </style:style>
    <style:style style:name="TableColumn4" style:family="table-column">
      <style:table-column-properties style:column-width="2.2083in"/>
    </style:style>
    <style:style style:name="Table2" style:family="table">
      <style:table-properties style:width="6.6388in" fo:margin-left="0in" table:align="left"/>
    </style:style>
    <style:style style:name="TableRow5" style:family="table-row">
      <style:table-row-properties style:min-row-height="0.1777in"/>
    </style:style>
    <style:style style:name="TableCell6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8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9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0" style:family="table-row">
      <style:table-row-properties style:min-row-height="0.1777in"/>
    </style:style>
    <style:style style:name="TableCell11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12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Cell13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14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TableRow15" style:family="table-row">
      <style:table-row-properties style:min-row-height="0.1777in"/>
    </style:style>
    <style:style style:name="TableCell16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17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18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19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  <style:tab-stop style:type="center" style:position="0.8986in"/>
          <style:tab-stop style:type="center" style:position="3.2166in"/>
          <style:tab-stop style:type="right" style:position="6.5618in"/>
        </style:tab-stops>
      </style:paragraph-properties>
    </style:style>
    <style:style style:name="T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21" style:parent-style-name="Normal" style:family="paragraph">
      <style:paragraph-properties fo:text-align="start" fo:margin-top="0in" fo:margin-bottom="0in" fo:line-height="150%" fo:margin-left="0in">
        <style:tab-stops>
          <style:tab-stop style:type="center" style:position="0.8444in"/>
        </style:tab-stops>
      </style:paragraph-properties>
    </style:style>
    <style:style style:name="P22" style:parent-style-name="Normal" style:family="paragraph">
      <style:paragraph-properties fo:text-align="start" fo:margin-top="0in" fo:margin-bottom="0.1111in" fo:line-height="150%" fo:margin-left="0in">
        <style:tab-stops>
          <style:tab-stop style:type="center" style:position="0.8444in"/>
        </style:tab-stops>
      </style:paragraph-properties>
    </style:style>
    <style:style style:name="P23" style:parent-style-name="Normal" style:family="paragraph">
      <style:paragraph-properties fo:text-align="start" fo:margin-top="0in" fo:margin-bottom="0.1111in" fo:line-height="150%" fo:margin-left="0in">
        <style:tab-stops>
          <style:tab-stop style:type="center" style:position="0.8444in"/>
        </style:tab-stops>
      </style:paragraph-properties>
    </style:style>
    <style:page-layout style:name="PL1">
      <style:page-layout-properties fo:page-width="8.5in" fo:page-height="11in" style:print-orientation="portrait" fo:margin-top="0.5in" fo:margin-left="1in" fo:margin-bottom="0.5006in" fo:margin-right="0.997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375in"/>
      </style:header-style>
      <style:footer-style>
        <style:header-footer-properties style:dynamic-spacing="true" fo:min-height="0.6437in"/>
      </style:footer-style>
    </style:page-layout>
    <style:style style:name="TableColumn375" style:family="table-column">
      <style:table-column-properties style:column-width="4.4305in"/>
    </style:style>
    <style:style style:name="TableColumn376" style:family="table-column">
      <style:table-column-properties style:column-width="2.2083in"/>
    </style:style>
    <style:style style:name="Table374" style:family="table">
      <style:table-properties style:width="6.6388in" fo:margin-left="0in" table:align="left"/>
    </style:style>
    <style:style style:name="TableRow377" style:family="table-row">
      <style:table-row-properties style:min-row-height="0.1777in"/>
    </style:style>
    <style:style style:name="TableCell378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37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Cell380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38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Row382" style:family="table-row">
      <style:table-row-properties style:min-row-height="0.1777in"/>
    </style:style>
    <style:style style:name="TableCell383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384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Cell385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386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TableRow387" style:family="table-row">
      <style:table-row-properties style:min-row-height="0.1777in"/>
    </style:style>
    <style:style style:name="TableCell388" style:family="table-cell">
      <style:table-cell-properties fo:border="0.0104in solid #70AD47" style:writing-mode="lr-tb" fo:padding-top="0.0388in" fo:padding-left="0.0763in" fo:padding-bottom="0in" fo:padding-right="0.0798in"/>
    </style:style>
    <style:style style:name="P389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P390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  <style:style style:name="P391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  <style:tab-stop style:type="center" style:position="0.8986in"/>
          <style:tab-stop style:type="center" style:position="3.2166in"/>
          <style:tab-stop style:type="right" style:position="6.5027in"/>
        </style:tab-stops>
      </style:paragraph-properties>
    </style:style>
    <style:style style:name="P392" style:parent-style-name="Normal" style:family="paragraph">
      <style:paragraph-properties fo:text-align="start" fo:margin-top="0in" fo:margin-bottom="0in" fo:margin-left="0in">
        <style:tab-stops>
          <style:tab-stop style:type="center" style:position="0.8444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stema de Matrículas</text:p>
            </table:table-cell>
            <table:table-cell table:style-name="TableCell8">
              <text:p text:style-name="P9"><text:s text:c="2"/>Versão: 1.0<text:s/></text:p>
            </table:table-cell>
          </table:table-row>
          <table:table-row table:style-name="TableRow10">
            <table:table-cell table:style-name="TableCell11">
              <text:p text:style-name="P12">VISÃO<text:s/></text:p>
            </table:table-cell>
            <table:table-cell table:style-name="TableCell13">
              <text:p text:style-name="P14"><text:s text:c="2"/>Data: <text:s text:c="2"/></text:p>
            </table:table-cell>
          </table:table-row>
          <table:table-row table:style-name="TableRow15">
            <table:table-cell table:style-name="TableCell16" table:number-columns-spanned="2">
              <text:p text:style-name="P17">Documento de Visão<text:s/></text:p>
            </table:table-cell>
            <table:covered-table-cell/>
          </table:table-row>
        </table:table>
        <text:p text:style-name="P18"><text:s/></text:p>
      </style:header>
      <style:footer>
        <text:p text:style-name="P19"><text:span text:style-name="T20">UCB</text:span><text:s/><text:tab/><text:s/>Página<text:s/><text:page-number text:fixed="false">2</text:page-number><text:s/></text:p>
        <text:p text:style-name="P21"><text:s/></text:p>
      </style:footer>
    </style:master-page>
    <style:master-page style:next-style-name="MP0" style:name="MPF0" style:page-layout-name="PL0">
      <style:header>
        <text:p text:style-name="P22"/>
      </style:header>
      <style:footer>
        <text:p text:style-name="P23"/>
      </style:footer>
    </style:master-page>
    <style:master-page style:name="MP1" style:page-layout-name="PL1">
      <style:header>
        <table:table table:style-name="Table374">
          <table:table-columns>
            <table:table-column table:style-name="TableColumn375"/>
            <table:table-column table:style-name="TableColumn376"/>
          </table:table-columns>
          <table:table-row table:style-name="TableRow377">
            <table:table-cell table:style-name="TableCell378">
              <text:p text:style-name="P379">Sistema de Matrícula - SISMAT<text:s/></text:p>
            </table:table-cell>
            <table:table-cell table:style-name="TableCell380">
              <text:p text:style-name="P381"><text:s text:c="2"/>Versão: 1.0<text:s/></text:p>
            </table:table-cell>
          </table:table-row>
          <table:table-row table:style-name="TableRow382">
            <table:table-cell table:style-name="TableCell383">
              <text:p text:style-name="P384">VISÃO<text:s/></text:p>
            </table:table-cell>
            <table:table-cell table:style-name="TableCell385">
              <text:p text:style-name="P386"><text:s text:c="2"/>Data: <text:s text:c="2"/></text:p>
            </table:table-cell>
          </table:table-row>
          <table:table-row table:style-name="TableRow387">
            <table:table-cell table:style-name="TableCell388" table:number-columns-spanned="2">
              <text:p text:style-name="P389">Documento de Visão<text:s/></text:p>
            </table:table-cell>
            <table:covered-table-cell/>
          </table:table-row>
        </table:table>
        <text:p text:style-name="P390"><text:s/></text:p>
      </style:header>
      <style:footer>
        <text:p text:style-name="P391"><text:s text:c="12"/>UCB<text:tab/><text:tab/><text:s/><text:tab/>Página<text:s/><text:page-number text:fixed="false">10</text:page-number><text:s/></text:p>
        <text:p text:style-name="P39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LUCAS ALVES SANTANA</dc:creator>
    <meta:creation-date>2025-09-19T21:13:00Z</meta:creation-date>
    <dc:date>2025-09-19T21:13:00Z</dc:date>
    <meta:template xlink:href="Normal.dotm" xlink:type="simple"/>
    <meta:editing-cycles>1</meta:editing-cycles>
    <meta:editing-duration>PT0S</meta:editing-duration>
    <meta:document-statistic meta:page-count="1" meta:paragraph-count="24" meta:word-count="1835" meta:character-count="12271" meta:row-count="87" meta:non-whitespace-character-count="10460"/>
  </office:meta>
</office:document-meta>
</file>